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2e04b7" officeooo:paragraph-rsid="00489e00" style:font-weight-asian="bold" style:font-weight-complex="bold"/>
    </style:style>
    <style:style style:name="P2" style:family="paragraph" style:parent-style-name="Standard">
      <style:paragraph-properties fo:margin-top="0.0398in" fo:margin-bottom="0.0398in" style:contextual-spacing="false"/>
    </style:style>
    <style:style style:name="P3" style:family="paragraph" style:parent-style-name="Standard">
      <style:paragraph-properties fo:margin-top="0.0398in" fo:margin-bottom="0.0398in" style:contextual-spacing="false"/>
      <style:text-properties fo:font-weight="bold" style:font-weight-asian="bold" style:font-weight-complex="bold"/>
    </style:style>
    <style:style style:name="P4" style:family="paragraph" style:parent-style-name="Standard">
      <style:paragraph-properties fo:margin-top="0.0398in" fo:margin-bottom="0.0398in" style:contextual-spacing="false"/>
      <style:text-properties fo:font-weight="bold" officeooo:rsid="002e04b7" officeooo:paragraph-rsid="0048ca38" style:font-weight-asian="bold" style:font-weight-complex="bold"/>
    </style:style>
    <style:style style:name="P5" style:family="paragraph" style:parent-style-name="Standard">
      <style:paragraph-properties fo:margin-top="0.0398in" fo:margin-bottom="0.0398in" style:contextual-spacing="false"/>
      <style:text-properties fo:font-weight="bold" officeooo:rsid="002e04b7" officeooo:paragraph-rsid="00489e00" style:font-weight-asian="bold" style:font-weight-complex="bold"/>
    </style:style>
    <style:style style:name="P6" style:family="paragraph" style:parent-style-name="Standard">
      <style:paragraph-properties fo:margin-top="0.0398in" fo:margin-bottom="0.0398in" style:contextual-spacing="false"/>
      <style:text-properties fo:font-weight="bold" officeooo:paragraph-rsid="0002c52e" style:font-weight-asian="bold" style:font-weight-complex="bold"/>
    </style:style>
    <style:style style:name="P7" style:family="paragraph" style:parent-style-name="Standard">
      <style:paragraph-properties fo:margin-top="0.0398in" fo:margin-bottom="0.0398in" style:contextual-spacing="false"/>
      <style:text-properties fo:font-weight="bold" officeooo:paragraph-rsid="005205f8" style:font-weight-asian="bold" style:font-weight-complex="bold"/>
    </style:style>
    <style:style style:name="P8" style:family="paragraph" style:parent-style-name="Standard">
      <style:paragraph-properties fo:margin-top="0.0398in" fo:margin-bottom="0.0398in" style:contextual-spacing="false"/>
      <style:text-properties fo:font-weight="bold" officeooo:rsid="00540662" officeooo:paragraph-rsid="00540662" style:font-weight-asian="bold" style:font-weight-complex="bold"/>
    </style:style>
    <style:style style:name="P9" style:family="paragraph" style:parent-style-name="Standard">
      <style:paragraph-properties fo:margin-top="0.0398in" fo:margin-bottom="0.0398in" style:contextual-spacing="false"/>
      <style:text-properties fo:font-weight="bold" officeooo:rsid="00394890" officeooo:paragraph-rsid="00394890" style:font-weight-asian="bold" style:font-weight-complex="bold"/>
    </style:style>
    <style:style style:name="P10" style:family="paragraph" style:parent-style-name="Standard">
      <style:paragraph-properties fo:margin-top="0.0398in" fo:margin-bottom="0.0398in" style:contextual-spacing="false"/>
      <style:text-properties fo:font-weight="bold" officeooo:rsid="00061b95" officeooo:paragraph-rsid="00061b95" style:font-weight-asian="bold" style:font-weight-complex="bold"/>
    </style:style>
    <style:style style:name="P11" style:family="paragraph" style:parent-style-name="Standard">
      <style:paragraph-properties fo:margin-top="0.0398in" fo:margin-bottom="0.0398in" style:contextual-spacing="false"/>
      <style:text-properties officeooo:paragraph-rsid="0048ca38"/>
    </style:style>
    <style:style style:name="P12" style:family="paragraph" style:parent-style-name="Standard">
      <style:paragraph-properties fo:margin-top="0.0398in" fo:margin-bottom="0.0398in" style:contextual-spacing="false"/>
      <style:text-properties officeooo:paragraph-rsid="0031baf4"/>
    </style:style>
    <style:style style:name="P13" style:family="paragraph" style:parent-style-name="Standard">
      <style:paragraph-properties fo:margin-top="0.0398in" fo:margin-bottom="0.0398in" style:contextual-spacing="false"/>
      <style:text-properties fo:font-weight="normal" officeooo:rsid="002e04b7" officeooo:paragraph-rsid="002e04b7" style:font-weight-asian="normal" style:font-weight-complex="normal"/>
    </style:style>
    <style:style style:name="P14" style:family="paragraph" style:parent-style-name="Standard">
      <style:paragraph-properties fo:margin-top="0.0398in" fo:margin-bottom="0.0398in" style:contextual-spacing="false"/>
      <style:text-properties fo:font-weight="normal" officeooo:rsid="002e04b7" officeooo:paragraph-rsid="0048ca38" style:font-weight-asian="normal" style:font-weight-complex="normal"/>
    </style:style>
    <style:style style:name="P15" style:family="paragraph" style:parent-style-name="Standard">
      <style:paragraph-properties fo:margin-top="0.0398in" fo:margin-bottom="0.0398in" style:contextual-spacing="false"/>
      <style:text-properties fo:font-weight="normal" officeooo:paragraph-rsid="004d6c40" style:font-weight-asian="normal" style:font-weight-complex="normal"/>
    </style:style>
    <style:style style:name="P16" style:family="paragraph" style:parent-style-name="Standard">
      <style:paragraph-properties fo:margin-top="0.0398in" fo:margin-bottom="0.0398in" style:contextual-spacing="false"/>
      <style:text-properties fo:font-weight="normal" officeooo:paragraph-rsid="0051f1ec" style:font-weight-asian="normal" style:font-weight-complex="normal"/>
    </style:style>
    <style:style style:name="P17" style:family="paragraph" style:parent-style-name="Standard">
      <style:paragraph-properties fo:margin-top="0.0398in" fo:margin-bottom="0.0398in" style:contextual-spacing="false"/>
      <style:text-properties fo:font-weight="normal" officeooo:rsid="00540662" officeooo:paragraph-rsid="00540662" style:font-weight-asian="normal" style:font-weight-complex="normal"/>
    </style:style>
    <style:style style:name="P18" style:family="paragraph" style:parent-style-name="Standard">
      <style:paragraph-properties fo:margin-top="0.0398in" fo:margin-bottom="0.0398in" style:contextual-spacing="false"/>
      <style:text-properties fo:font-weight="normal" officeooo:rsid="0042e181" officeooo:paragraph-rsid="003bea75" style:font-weight-asian="normal" style:font-weight-complex="normal"/>
    </style:style>
    <style:style style:name="P19" style:family="paragraph" style:parent-style-name="Standard">
      <style:paragraph-properties fo:margin-top="0.0398in" fo:margin-bottom="0.0398in" style:contextual-spacing="false"/>
      <style:text-properties fo:font-weight="normal" officeooo:rsid="004a3e57" officeooo:paragraph-rsid="004a3e57" style:font-weight-asian="normal" style:font-weight-complex="normal"/>
    </style:style>
    <style:style style:name="P20" style:family="paragraph" style:parent-style-name="Standard">
      <style:paragraph-properties fo:margin-top="0.0398in" fo:margin-bottom="0.0398in" style:contextual-spacing="false"/>
      <style:text-properties fo:font-weight="normal" officeooo:rsid="004e933e" officeooo:paragraph-rsid="004d6c40" style:font-weight-asian="normal" style:font-weight-complex="normal"/>
    </style:style>
    <style:style style:name="P21" style:family="paragraph" style:parent-style-name="Standard">
      <style:paragraph-properties fo:margin-top="0.0398in" fo:margin-bottom="0.0398in" style:contextual-spacing="false"/>
      <style:text-properties fo:font-weight="normal" officeooo:rsid="004baee6" officeooo:paragraph-rsid="004ec726" style:font-weight-asian="normal" style:font-weight-complex="normal"/>
    </style:style>
    <style:style style:name="P22" style:family="paragraph" style:parent-style-name="Standard">
      <style:paragraph-properties fo:margin-top="0.0398in" fo:margin-bottom="0.0398in" style:contextual-spacing="false"/>
      <style:text-properties fo:font-weight="normal" officeooo:rsid="00506f6b" officeooo:paragraph-rsid="00506f6b" style:font-weight-asian="normal" style:font-weight-complex="normal"/>
    </style:style>
    <style:style style:name="P23" style:family="paragraph" style:parent-style-name="Standard">
      <style:paragraph-properties fo:margin-top="0.0398in" fo:margin-bottom="0.0398in" style:contextual-spacing="false"/>
      <style:text-properties fo:font-weight="normal" officeooo:rsid="00583137" officeooo:paragraph-rsid="00583137" style:font-weight-asian="normal" style:font-weight-complex="normal"/>
    </style:style>
    <style:style style:name="P24" style:family="paragraph" style:parent-style-name="Standard">
      <style:paragraph-properties fo:margin-top="0.0398in" fo:margin-bottom="0.0398in" style:contextual-spacing="false"/>
      <style:text-properties officeooo:paragraph-rsid="00394890"/>
    </style:style>
    <style:style style:name="P25" style:family="paragraph" style:parent-style-name="Standard">
      <style:paragraph-properties fo:margin-top="0.0398in" fo:margin-bottom="0.0398in" style:contextual-spacing="false"/>
      <style:text-properties officeooo:paragraph-rsid="003bea75"/>
    </style:style>
    <style:style style:name="P26" style:family="paragraph" style:parent-style-name="Standard">
      <style:paragraph-properties fo:margin-top="0.0398in" fo:margin-bottom="0.0398in" style:contextual-spacing="false"/>
      <style:text-properties officeooo:paragraph-rsid="0042e181"/>
    </style:style>
    <style:style style:name="P27" style:family="paragraph" style:parent-style-name="Standard">
      <style:paragraph-properties fo:margin-top="0.0398in" fo:margin-bottom="0.0398in" style:contextual-spacing="false"/>
      <style:text-properties officeooo:paragraph-rsid="00449022"/>
    </style:style>
    <style:style style:name="P28" style:family="paragraph" style:parent-style-name="Standard">
      <style:paragraph-properties fo:margin-top="0.0398in" fo:margin-bottom="0.0398in" style:contextual-spacing="false"/>
      <style:text-properties officeooo:paragraph-rsid="004674ec"/>
    </style:style>
    <style:style style:name="P29" style:family="paragraph" style:parent-style-name="Standard">
      <style:paragraph-properties fo:margin-top="0.0398in" fo:margin-bottom="0.0398in" style:contextual-spacing="false"/>
      <style:text-properties officeooo:paragraph-rsid="00506f6b"/>
    </style:style>
    <style:style style:name="P30" style:family="paragraph" style:parent-style-name="Standard">
      <style:paragraph-properties fo:margin-top="0.0398in" fo:margin-bottom="0.0398in" style:contextual-spacing="false"/>
      <style:text-properties officeooo:paragraph-rsid="0002c52e"/>
    </style:style>
    <style:style style:name="P31" style:family="paragraph" style:parent-style-name="Standard">
      <style:paragraph-properties fo:margin-top="0.0398in" fo:margin-bottom="0.0398in" style:contextual-spacing="false"/>
      <style:text-properties officeooo:paragraph-rsid="0011a107"/>
    </style:style>
    <style:style style:name="P32" style:family="paragraph" style:parent-style-name="Standard">
      <style:paragraph-properties fo:margin-top="0.0398in" fo:margin-bottom="0.0398in" style:contextual-spacing="false"/>
      <style:text-properties officeooo:paragraph-rsid="0017b33d"/>
    </style:style>
    <style:style style:name="P33" style:family="paragraph" style:parent-style-name="Standard">
      <style:paragraph-properties fo:margin-top="0.0398in" fo:margin-bottom="0.0398in" style:contextual-spacing="false"/>
      <style:text-properties officeooo:paragraph-rsid="001ba013"/>
    </style:style>
    <style:style style:name="P34" style:family="paragraph" style:parent-style-name="Standard">
      <style:paragraph-properties fo:margin-top="0.0398in" fo:margin-bottom="0.0398in" style:contextual-spacing="false"/>
      <style:text-properties officeooo:paragraph-rsid="002061f5"/>
    </style:style>
    <style:style style:name="P35" style:family="paragraph" style:parent-style-name="Standard">
      <style:paragraph-properties fo:margin-top="0.0398in" fo:margin-bottom="0.0398in" style:contextual-spacing="false"/>
      <style:text-properties officeooo:paragraph-rsid="0024498b"/>
    </style:style>
    <style:style style:name="P36" style:family="paragraph" style:parent-style-name="Standard">
      <style:paragraph-properties fo:margin-top="0.0398in" fo:margin-bottom="0.0398in" style:contextual-spacing="false"/>
      <style:text-properties officeooo:paragraph-rsid="005f622e"/>
    </style:style>
    <style:style style:name="P37" style:family="paragraph" style:parent-style-name="Standard">
      <style:paragraph-properties fo:margin-top="0.0398in" fo:margin-bottom="0.0398in" style:contextual-spacing="false"/>
      <style:text-properties officeooo:paragraph-rsid="0065ae13"/>
    </style:style>
    <style:style style:name="P38" style:family="paragraph" style:parent-style-name="Standard">
      <style:paragraph-properties fo:margin-top="0.0398in" fo:margin-bottom="0.0398in" style:contextual-spacing="false"/>
      <style:text-properties fo:font-style="italic" officeooo:paragraph-rsid="00336486" style:font-style-asian="italic" style:font-style-complex="italic"/>
    </style:style>
    <style:style style:name="P39" style:family="paragraph" style:parent-style-name="Standard">
      <style:paragraph-properties fo:margin-top="0.0398in" fo:margin-bottom="0.0398in" style:contextual-spacing="false"/>
      <style:text-properties fo:font-style="italic" officeooo:paragraph-rsid="00540662" style:font-style-asian="italic" style:font-style-complex="italic"/>
    </style:style>
    <style:style style:name="P40" style:family="paragraph" style:parent-style-name="Standard">
      <style:paragraph-properties fo:margin-top="0.0398in" fo:margin-bottom="0.0398in" style:contextual-spacing="false"/>
      <style:text-properties fo:font-style="italic" officeooo:paragraph-rsid="0070fb3f" style:font-style-asian="italic" style:font-style-complex="italic"/>
    </style:style>
    <style:style style:name="P41" style:family="paragraph" style:parent-style-name="Standard">
      <style:paragraph-properties fo:margin-top="0.0398in" fo:margin-bottom="0.0398in" style:contextual-spacing="false"/>
      <style:text-properties fo:font-style="italic" fo:font-weight="normal" officeooo:rsid="002e04b7" officeooo:paragraph-rsid="0048ca38" style:font-style-asian="italic" style:font-weight-asian="normal" style:font-style-complex="italic" style:font-weight-complex="normal"/>
    </style:style>
    <style:style style:name="P42" style:family="paragraph" style:parent-style-name="Standard">
      <style:paragraph-properties fo:margin-top="0.0398in" fo:margin-bottom="0.0398in" style:contextual-spacing="false" fo:text-align="end" style:justify-single-word="false"/>
      <style:text-properties fo:font-style="italic" fo:font-weight="normal" officeooo:rsid="0048ca38" officeooo:paragraph-rsid="0048ca38" style:font-style-asian="italic" style:font-weight-asian="normal" style:font-style-complex="italic" style:font-weight-complex="normal"/>
    </style:style>
    <style:style style:name="P43" style:family="paragraph" style:parent-style-name="Standard">
      <style:paragraph-properties fo:margin-top="0.0398in" fo:margin-bottom="0.0398in" style:contextual-spacing="false"/>
      <style:text-properties officeooo:paragraph-rsid="004a3e57"/>
    </style:style>
    <style:style style:name="P44" style:family="paragraph" style:parent-style-name="Standard">
      <style:paragraph-properties fo:margin-top="0.0398in" fo:margin-bottom="0.0398in" style:contextual-spacing="false"/>
      <style:text-properties officeooo:paragraph-rsid="004abd5b"/>
    </style:style>
    <style:style style:name="P45" style:family="paragraph" style:parent-style-name="Standard">
      <style:paragraph-properties fo:margin-top="0.0398in" fo:margin-bottom="0.0398in" style:contextual-spacing="false"/>
      <style:text-properties officeooo:paragraph-rsid="004baee6"/>
    </style:style>
    <style:style style:name="P46" style:family="paragraph" style:parent-style-name="Standard">
      <style:paragraph-properties fo:margin-top="0.0398in" fo:margin-bottom="0.0398in" style:contextual-spacing="false"/>
      <style:text-properties officeooo:rsid="004baee6" officeooo:paragraph-rsid="004d6c40"/>
    </style:style>
    <style:style style:name="P47" style:family="paragraph" style:parent-style-name="Standard">
      <style:paragraph-properties fo:margin-top="0.0398in" fo:margin-bottom="0.0398in" style:contextual-spacing="false"/>
      <style:text-properties officeooo:paragraph-rsid="004e933e"/>
    </style:style>
    <style:style style:name="P48" style:family="paragraph" style:parent-style-name="Standard">
      <style:paragraph-properties fo:margin-top="0.0398in" fo:margin-bottom="0.0398in" style:contextual-spacing="false"/>
      <style:text-properties officeooo:paragraph-rsid="004ec726"/>
    </style:style>
    <style:style style:name="P49" style:family="paragraph" style:parent-style-name="Standard">
      <style:paragraph-properties fo:margin-top="0.0398in" fo:margin-bottom="0.0398in" style:contextual-spacing="false"/>
      <style:text-properties fo:font-style="normal" fo:font-weight="normal" officeooo:rsid="00506f6b" officeooo:paragraph-rsid="005205f8" style:font-style-asian="normal" style:font-weight-asian="normal" style:font-style-complex="normal" style:font-weight-complex="normal"/>
    </style:style>
    <style:style style:name="P50" style:family="paragraph" style:parent-style-name="Standard">
      <style:paragraph-properties fo:margin-top="0.0398in" fo:margin-bottom="0.0398in" style:contextual-spacing="false"/>
      <style:text-properties fo:font-style="normal" fo:font-weight="normal" officeooo:rsid="005307e1" officeooo:paragraph-rsid="005307e1" style:font-style-asian="normal" style:font-weight-asian="normal" style:font-style-complex="normal" style:font-weight-complex="normal"/>
    </style:style>
    <style:style style:name="P51" style:family="paragraph" style:parent-style-name="Standard">
      <style:paragraph-properties fo:margin-top="0.0398in" fo:margin-bottom="0.0398in" style:contextual-spacing="false"/>
      <style:text-properties fo:font-style="normal" fo:font-weight="normal" officeooo:rsid="00540662" officeooo:paragraph-rsid="00540662" style:font-style-asian="normal" style:font-weight-asian="normal" style:font-style-complex="normal" style:font-weight-complex="normal"/>
    </style:style>
    <style:style style:name="P52" style:family="paragraph" style:parent-style-name="Standard">
      <style:paragraph-properties fo:margin-top="0.0398in" fo:margin-bottom="0.0398in" style:contextual-spacing="false"/>
      <style:text-properties fo:font-style="normal" fo:font-weight="normal" officeooo:rsid="0051bdd0" officeooo:paragraph-rsid="005205f8" style:font-style-asian="normal" style:font-weight-asian="normal" style:font-style-complex="normal" style:font-weight-complex="normal"/>
    </style:style>
    <style:style style:name="P53" style:family="paragraph" style:parent-style-name="Standard">
      <style:paragraph-properties fo:margin-top="0.0398in" fo:margin-bottom="0.0398in" style:contextual-spacing="false"/>
      <style:text-properties officeooo:paragraph-rsid="0051f1ec"/>
    </style:style>
    <style:style style:name="P54" style:family="paragraph" style:parent-style-name="Standard">
      <style:paragraph-properties fo:margin-top="0.0398in" fo:margin-bottom="0.0398in" style:contextual-spacing="false"/>
      <style:text-properties officeooo:paragraph-rsid="005205f8"/>
    </style:style>
    <style:style style:name="P55" style:family="paragraph" style:parent-style-name="Standard">
      <style:paragraph-properties fo:margin-top="0.0398in" fo:margin-bottom="0.0398in" style:contextual-spacing="false"/>
      <style:text-properties officeooo:paragraph-rsid="00540662"/>
    </style:style>
    <style:style style:name="P56" style:family="paragraph" style:parent-style-name="Standard">
      <style:paragraph-properties fo:margin-top="0.0398in" fo:margin-bottom="0.0398in" style:contextual-spacing="false"/>
      <style:text-properties officeooo:paragraph-rsid="00583137"/>
    </style:style>
    <style:style style:name="P57" style:family="paragraph" style:parent-style-name="Standard">
      <style:paragraph-properties fo:margin-top="0.0398in" fo:margin-bottom="0.0398in" style:contextual-spacing="false"/>
      <style:text-properties officeooo:paragraph-rsid="005932ac"/>
    </style:style>
    <style:style style:name="P58" style:family="paragraph" style:parent-style-name="Standard">
      <style:paragraph-properties fo:margin-top="0.0398in" fo:margin-bottom="0.0398in" style:contextual-spacing="false"/>
      <style:text-properties officeooo:paragraph-rsid="005d7f81"/>
    </style:style>
    <style:style style:name="P59" style:family="paragraph" style:parent-style-name="Standard">
      <style:paragraph-properties fo:margin-top="0.0398in" fo:margin-bottom="0.0398in" style:contextual-spacing="false"/>
      <style:text-properties officeooo:paragraph-rsid="0071d038"/>
    </style:style>
    <style:style style:name="P60" style:family="paragraph" style:parent-style-name="Standard">
      <style:paragraph-properties fo:margin-top="0.0398in" fo:margin-bottom="0.0398in" style:contextual-spacing="false"/>
      <style:text-properties officeooo:rsid="004ef593" officeooo:paragraph-rsid="004ef593"/>
    </style:style>
    <style:style style:name="P61" style:family="paragraph" style:parent-style-name="Standard">
      <style:paragraph-properties fo:margin-top="0.0398in" fo:margin-bottom="0.0398in" style:contextual-spacing="false"/>
      <style:text-properties officeooo:rsid="0073b89b" officeooo:paragraph-rsid="0073b89b"/>
    </style:style>
    <style:style style:name="P62" style:family="paragraph" style:parent-style-name="Standard">
      <style:paragraph-properties fo:margin-top="0.0398in" fo:margin-bottom="0.0398in" style:contextual-spacing="false"/>
      <style:text-properties officeooo:paragraph-rsid="00751fb0"/>
    </style:style>
    <style:style style:name="P63" style:family="paragraph" style:parent-style-name="Standard">
      <style:paragraph-properties fo:margin-top="0.0398in" fo:margin-bottom="0.0398in" style:contextual-spacing="false"/>
      <style:text-properties officeooo:paragraph-rsid="0075f3fc"/>
    </style:style>
    <style:style style:name="P64" style:family="paragraph" style:parent-style-name="Standard">
      <style:paragraph-properties fo:margin-top="0.0398in" fo:margin-bottom="0.0398in" style:contextual-spacing="false"/>
      <style:text-properties officeooo:paragraph-rsid="0073b89b"/>
    </style:style>
    <style:style style:name="P65" style:family="paragraph" style:parent-style-name="Standard">
      <style:paragraph-properties fo:margin-top="0.0398in" fo:margin-bottom="0.0398in" style:contextual-spacing="false"/>
      <style:text-properties officeooo:paragraph-rsid="0037c0e7"/>
    </style:style>
    <style:style style:name="P66" style:family="paragraph" style:parent-style-name="Standard">
      <style:paragraph-properties fo:margin-top="0.0398in" fo:margin-bottom="0.0398in" style:contextual-spacing="false" fo:break-before="page"/>
    </style:style>
    <style:style style:name="P67" style:family="paragraph" style:parent-style-name="Standard">
      <style:paragraph-properties fo:margin-top="0.0398in" fo:margin-bottom="0.0398in" style:contextual-spacing="false" fo:break-before="page"/>
      <style:text-properties officeooo:paragraph-rsid="00751fb0"/>
    </style:style>
    <style:style style:name="P68" style:family="paragraph" style:parent-style-name="Standard">
      <style:paragraph-properties fo:margin-top="0.0398in" fo:margin-bottom="0.0398in" style:contextual-spacing="false" fo:break-before="page"/>
      <style:text-properties fo:font-weight="bold" officeooo:rsid="00061b95" officeooo:paragraph-rsid="00061b95" style:font-weight-asian="bold" style:font-weight-complex="bold"/>
    </style:style>
    <style:style style:name="P69" style:family="paragraph" style:parent-style-name="Standard">
      <style:paragraph-properties fo:margin-top="0.0398in" fo:margin-bottom="0.0398in" style:contextual-spacing="false" fo:break-before="page"/>
      <style:text-properties officeooo:paragraph-rsid="0057e973"/>
    </style:style>
    <style:style style:name="P70" style:family="paragraph" style:parent-style-name="Standard">
      <style:text-properties fo:font-weight="bold" officeooo:rsid="002e04b7" officeooo:paragraph-rsid="00489e00" style:font-weight-asian="bold" style:font-weight-complex="bold"/>
    </style:style>
    <style:style style:name="P71" style:family="paragraph" style:parent-style-name="Standard" style:list-style-name="L1">
      <style:paragraph-properties fo:margin-top="0.0398in" fo:margin-bottom="0.0398in" style:contextual-spacing="false"/>
      <style:text-properties fo:font-weight="normal" officeooo:rsid="002e04b7" officeooo:paragraph-rsid="00489e00" style:font-weight-asian="normal" style:font-weight-complex="normal"/>
    </style:style>
    <style:style style:name="P72" style:family="paragraph" style:parent-style-name="Standard" style:list-style-name="L1">
      <style:paragraph-properties fo:margin-top="0.0398in" fo:margin-bottom="0.0398in" style:contextual-spacing="false"/>
      <style:text-properties fo:font-weight="normal" officeooo:rsid="002e04b7" officeooo:paragraph-rsid="0048ca38" style:font-weight-asian="normal" style:font-weight-complex="normal"/>
    </style:style>
    <style:style style:name="P73" style:family="paragraph" style:parent-style-name="Standard">
      <style:paragraph-properties fo:margin-top="0.0398in" fo:margin-bottom="0.0398in" style:contextual-spacing="false"/>
      <style:text-properties fo:font-weight="normal" officeooo:rsid="005730ac" officeooo:paragraph-rsid="0075f3fc" style:font-weight-asian="normal" style:font-weight-complex="normal"/>
    </style:style>
    <style:style style:name="P74" style:family="paragraph" style:parent-style-name="Standard">
      <style:paragraph-properties fo:margin-top="0.0398in" fo:margin-bottom="0.0398in" style:contextual-spacing="false"/>
      <style:text-properties fo:font-weight="normal" officeooo:rsid="00751fb0" officeooo:paragraph-rsid="0075f3fc" style:font-weight-asian="normal" style:font-weight-complex="normal"/>
    </style:style>
    <style:style style:name="P75" style:family="paragraph" style:parent-style-name="Standard">
      <style:paragraph-properties fo:margin-top="0.0398in" fo:margin-bottom="0.0398in" style:contextual-spacing="false"/>
      <style:text-properties fo:font-weight="normal" officeooo:rsid="0080693d" officeooo:paragraph-rsid="0080693d" style:font-weight-asian="normal" style:font-weight-complex="normal"/>
    </style:style>
    <style:style style:name="P76" style:family="paragraph" style:parent-style-name="Standard" style:list-style-name="L1">
      <style:paragraph-properties fo:margin-top="0.0398in" fo:margin-bottom="0.0398in" style:contextual-spacing="false"/>
      <style:text-properties officeooo:paragraph-rsid="00489e00"/>
    </style:style>
    <style:style style:name="P77" style:family="paragraph" style:parent-style-name="Standard" style:list-style-name="L1">
      <style:paragraph-properties fo:margin-top="0.0398in" fo:margin-bottom="0.0398in" style:contextual-spacing="false"/>
      <style:text-properties officeooo:paragraph-rsid="0048ca38"/>
    </style:style>
    <style:style style:name="P78" style:family="paragraph" style:parent-style-name="Standard">
      <style:paragraph-properties fo:margin-top="0.0398in" fo:margin-bottom="0.0398in" style:contextual-spacing="false"/>
      <style:text-properties fo:font-weight="bold" officeooo:rsid="00394890" officeooo:paragraph-rsid="00394890" style:font-weight-asian="bold" style:font-weight-complex="bold"/>
    </style:style>
    <style:style style:name="P79" style:family="paragraph" style:parent-style-name="Standard">
      <style:paragraph-properties fo:margin-top="0.0398in" fo:margin-bottom="0.0398in" style:contextual-spacing="false"/>
      <style:text-properties fo:font-weight="bold" officeooo:rsid="00751fb0" style:font-weight-asian="bold" style:font-weight-complex="bold"/>
    </style:style>
    <style:style style:name="P80" style:family="paragraph" style:parent-style-name="Standard">
      <style:paragraph-properties fo:margin-top="0.0398in" fo:margin-bottom="0.0398in" style:contextual-spacing="false"/>
      <style:text-properties fo:font-weight="bold" officeooo:rsid="0057e973" officeooo:paragraph-rsid="0057e973" style:font-weight-asian="bold" style:font-weight-complex="bold"/>
    </style:style>
    <style:style style:name="P81" style:family="paragraph" style:parent-style-name="Standard" style:list-style-name="L2">
      <style:paragraph-properties fo:margin-top="0.0398in" fo:margin-bottom="0.0398in" style:contextual-spacing="false"/>
      <style:text-properties officeooo:paragraph-rsid="00506f6b"/>
    </style:style>
    <style:style style:name="P82" style:family="paragraph" style:parent-style-name="Standard" style:list-style-name="L3">
      <style:paragraph-properties fo:margin-top="0.0398in" fo:margin-bottom="0.0398in" style:contextual-spacing="false"/>
    </style:style>
    <style:style style:name="P83" style:family="paragraph" style:parent-style-name="Standard" style:list-style-name="L4">
      <style:paragraph-properties fo:margin-top="0.0398in" fo:margin-bottom="0.0398in" style:contextual-spacing="false"/>
    </style:style>
    <style:style style:name="P84" style:family="paragraph" style:parent-style-name="Standard" style:list-style-name="L5">
      <style:paragraph-properties fo:margin-top="0.0398in" fo:margin-bottom="0.0398in" style:contextual-spacing="false"/>
    </style:style>
    <style:style style:name="P85" style:family="paragraph" style:parent-style-name="Standard" style:list-style-name="L5">
      <style:paragraph-properties fo:margin-top="0.0398in" fo:margin-bottom="0.0398in" style:contextual-spacing="false"/>
      <style:text-properties officeooo:paragraph-rsid="0002c52e"/>
    </style:style>
    <style:style style:name="P86" style:family="paragraph" style:parent-style-name="Standard" style:list-style-name="L6">
      <style:paragraph-properties fo:margin-top="0.0398in" fo:margin-bottom="0.0398in" style:contextual-spacing="false"/>
      <style:text-properties officeooo:paragraph-rsid="0075f3fc"/>
    </style:style>
    <style:style style:name="P87" style:family="paragraph" style:parent-style-name="Standard" style:list-style-name="L6">
      <style:paragraph-properties fo:margin-top="0.0398in" fo:margin-bottom="0.0398in" style:contextual-spacing="false"/>
      <style:text-properties officeooo:paragraph-rsid="007891cd"/>
    </style:style>
    <style:style style:name="P88" style:family="paragraph" style:parent-style-name="Standard" style:list-style-name="L6">
      <style:paragraph-properties fo:margin-top="0.0398in" fo:margin-bottom="0.0398in" style:contextual-spacing="false"/>
      <style:text-properties officeooo:rsid="0075f3fc" officeooo:paragraph-rsid="0076e3ed"/>
    </style:style>
    <style:style style:name="P89" style:family="paragraph" style:parent-style-name="Standard">
      <style:paragraph-properties fo:margin-top="0.0398in" fo:margin-bottom="0.0398in" style:contextual-spacing="false"/>
      <style:text-properties fo:font-style="normal" fo:font-weight="normal" officeooo:rsid="0051bdd0" officeooo:paragraph-rsid="005205f8" style:font-style-asian="normal" style:font-weight-asian="normal" style:font-style-complex="normal" style:font-weight-complex="normal"/>
    </style:style>
    <style:style style:name="P90" style:family="paragraph" style:parent-style-name="Standard" style:list-style-name="L7">
      <style:paragraph-properties fo:margin-top="0.0398in" fo:margin-bottom="0.0398in" style:contextual-spacing="false"/>
    </style:style>
    <style:style style:name="P91" style:family="paragraph" style:parent-style-name="Standard" style:list-style-name="L7">
      <style:paragraph-properties fo:margin-top="0.0398in" fo:margin-bottom="0.0398in" style:contextual-spacing="false"/>
      <style:text-properties officeooo:paragraph-rsid="000c6665"/>
    </style:style>
    <style:style style:name="P92" style:family="paragraph" style:parent-style-name="Standard" style:list-style-name="L7">
      <style:paragraph-properties fo:margin-top="0.0398in" fo:margin-bottom="0.0398in" style:contextual-spacing="false"/>
      <style:text-properties officeooo:paragraph-rsid="0011f0c5"/>
    </style:style>
    <style:style style:name="P93" style:family="paragraph" style:parent-style-name="Standard" style:list-style-name="L7">
      <style:paragraph-properties fo:margin-top="0.0398in" fo:margin-bottom="0.0398in" style:contextual-spacing="false"/>
      <style:text-properties officeooo:paragraph-rsid="0002c52e"/>
    </style:style>
    <style:style style:name="P94" style:family="paragraph" style:parent-style-name="Standard" style:list-style-name="L7">
      <style:paragraph-properties fo:margin-top="0.0398in" fo:margin-bottom="0.0398in" style:contextual-spacing="false"/>
      <style:text-properties officeooo:paragraph-rsid="005b222f"/>
    </style:style>
    <style:style style:name="P95" style:family="paragraph" style:parent-style-name="Standard" style:list-style-name="L7">
      <style:paragraph-properties fo:margin-top="0.0398in" fo:margin-bottom="0.0398in" style:contextual-spacing="false"/>
      <style:text-properties officeooo:paragraph-rsid="0005425f"/>
    </style:style>
    <style:style style:name="P96" style:family="paragraph" style:parent-style-name="Standard" style:list-style-name="L7">
      <style:paragraph-properties fo:margin-top="0.0398in" fo:margin-bottom="0.0398in" style:contextual-spacing="false"/>
      <style:text-properties officeooo:paragraph-rsid="000e42fd"/>
    </style:style>
    <style:style style:name="P97" style:family="paragraph" style:parent-style-name="Standard" style:list-style-name="L7">
      <style:paragraph-properties fo:margin-top="0.0398in" fo:margin-bottom="0.0398in" style:contextual-spacing="false"/>
      <style:text-properties officeooo:paragraph-rsid="000fceea"/>
    </style:style>
    <style:style style:name="P98" style:family="paragraph" style:parent-style-name="Standard" style:list-style-name="L7">
      <style:paragraph-properties fo:margin-top="0.0398in" fo:margin-bottom="0.0398in" style:contextual-spacing="false"/>
      <style:text-properties officeooo:paragraph-rsid="00061b95"/>
    </style:style>
    <style:style style:name="P99" style:family="paragraph" style:parent-style-name="Standard" style:list-style-name="L7">
      <style:paragraph-properties fo:margin-top="0.0398in" fo:margin-bottom="0.0398in" style:contextual-spacing="false"/>
      <style:text-properties officeooo:paragraph-rsid="0008d74a"/>
    </style:style>
    <style:style style:name="P100" style:family="paragraph" style:parent-style-name="Standard" style:list-style-name="L7">
      <style:paragraph-properties fo:margin-top="0.0398in" fo:margin-bottom="0.0398in" style:contextual-spacing="false"/>
      <style:text-properties officeooo:paragraph-rsid="00157fde"/>
    </style:style>
    <style:style style:name="P101" style:family="paragraph" style:parent-style-name="Standard" style:list-style-name="L7">
      <style:paragraph-properties fo:margin-top="0.0398in" fo:margin-bottom="0.0398in" style:contextual-spacing="false"/>
      <style:text-properties officeooo:paragraph-rsid="001298b9"/>
    </style:style>
    <style:style style:name="P102" style:family="paragraph" style:parent-style-name="Standard" style:list-style-name="L7">
      <style:paragraph-properties fo:margin-top="0.0398in" fo:margin-bottom="0.0398in" style:contextual-spacing="false"/>
      <style:text-properties officeooo:paragraph-rsid="0011a107"/>
    </style:style>
    <style:style style:name="P103" style:family="paragraph" style:parent-style-name="Standard" style:list-style-name="L7">
      <style:paragraph-properties fo:margin-top="0.0398in" fo:margin-bottom="0.0398in" style:contextual-spacing="false"/>
      <style:text-properties officeooo:paragraph-rsid="0017b33d"/>
    </style:style>
    <style:style style:name="P104" style:family="paragraph" style:parent-style-name="Standard" style:list-style-name="L7">
      <style:paragraph-properties fo:margin-top="0.0398in" fo:margin-bottom="0.0398in" style:contextual-spacing="false"/>
      <style:text-properties officeooo:paragraph-rsid="001b5560"/>
    </style:style>
    <style:style style:name="P105" style:family="paragraph" style:parent-style-name="Standard" style:list-style-name="L7">
      <style:paragraph-properties fo:margin-top="0.0398in" fo:margin-bottom="0.0398in" style:contextual-spacing="false"/>
      <style:text-properties officeooo:paragraph-rsid="001b7fa3"/>
    </style:style>
    <style:style style:name="P106" style:family="paragraph" style:parent-style-name="Standard" style:list-style-name="L7">
      <style:paragraph-properties fo:margin-top="0.0398in" fo:margin-bottom="0.0398in" style:contextual-spacing="false"/>
      <style:text-properties officeooo:paragraph-rsid="001ba013"/>
    </style:style>
    <style:style style:name="P107" style:family="paragraph" style:parent-style-name="Standard" style:list-style-name="L7">
      <style:paragraph-properties fo:margin-top="0.0398in" fo:margin-bottom="0.0398in" style:contextual-spacing="false"/>
      <style:text-properties officeooo:paragraph-rsid="001c342c"/>
    </style:style>
    <style:style style:name="P108" style:family="paragraph" style:parent-style-name="Standard" style:list-style-name="L7">
      <style:paragraph-properties fo:margin-top="0.0398in" fo:margin-bottom="0.0398in" style:contextual-spacing="false"/>
      <style:text-properties officeooo:paragraph-rsid="00204bec"/>
    </style:style>
    <style:style style:name="P109" style:family="paragraph" style:parent-style-name="Standard" style:list-style-name="L7">
      <style:paragraph-properties fo:margin-top="0.0398in" fo:margin-bottom="0.0398in" style:contextual-spacing="false"/>
      <style:text-properties officeooo:paragraph-rsid="001d8d5d"/>
    </style:style>
    <style:style style:name="P110" style:family="paragraph" style:parent-style-name="Standard" style:list-style-name="L7">
      <style:paragraph-properties fo:margin-top="0.0398in" fo:margin-bottom="0.0398in" style:contextual-spacing="false"/>
      <style:text-properties officeooo:paragraph-rsid="001ed54a"/>
    </style:style>
    <style:style style:name="P111" style:family="paragraph" style:parent-style-name="Standard" style:list-style-name="L7">
      <style:paragraph-properties fo:margin-top="0.0398in" fo:margin-bottom="0.0398in" style:contextual-spacing="false"/>
      <style:text-properties officeooo:paragraph-rsid="002061f5"/>
    </style:style>
    <style:style style:name="P112" style:family="paragraph" style:parent-style-name="Standard" style:list-style-name="L7">
      <style:paragraph-properties fo:margin-top="0.0398in" fo:margin-bottom="0.0398in" style:contextual-spacing="false"/>
      <style:text-properties officeooo:paragraph-rsid="0025df80"/>
    </style:style>
    <style:style style:name="P113" style:family="paragraph" style:parent-style-name="Standard" style:list-style-name="L7">
      <style:paragraph-properties fo:margin-top="0.0398in" fo:margin-bottom="0.0398in" style:contextual-spacing="false"/>
      <style:text-properties officeooo:paragraph-rsid="002494b2"/>
    </style:style>
    <style:style style:name="P114" style:family="paragraph" style:parent-style-name="Standard" style:list-style-name="L7">
      <style:paragraph-properties fo:margin-top="0.0398in" fo:margin-bottom="0.0398in" style:contextual-spacing="false"/>
      <style:text-properties officeooo:paragraph-rsid="0024498b"/>
    </style:style>
    <style:style style:name="P115" style:family="paragraph" style:parent-style-name="Standard" style:list-style-name="L7">
      <style:paragraph-properties fo:margin-top="0.0398in" fo:margin-bottom="0.0398in" style:contextual-spacing="false"/>
      <style:text-properties officeooo:paragraph-rsid="0022fce4"/>
    </style:style>
    <style:style style:name="P116" style:family="paragraph" style:parent-style-name="Standard" style:list-style-name="L7">
      <style:paragraph-properties fo:margin-top="0.0398in" fo:margin-bottom="0.0398in" style:contextual-spacing="false"/>
      <style:text-properties officeooo:paragraph-rsid="005d7f81"/>
    </style:style>
    <style:style style:name="P117" style:family="paragraph" style:parent-style-name="Standard" style:list-style-name="L7">
      <style:paragraph-properties fo:margin-top="0.0398in" fo:margin-bottom="0.0398in" style:contextual-spacing="false"/>
      <style:text-properties officeooo:paragraph-rsid="002771e4"/>
    </style:style>
    <style:style style:name="P118" style:family="paragraph" style:parent-style-name="Standard" style:list-style-name="L7">
      <style:paragraph-properties fo:margin-top="0.0398in" fo:margin-bottom="0.0398in" style:contextual-spacing="false"/>
      <style:text-properties officeooo:paragraph-rsid="0025ebc2"/>
    </style:style>
    <style:style style:name="P119" style:family="paragraph" style:parent-style-name="Standard" style:list-style-name="L7">
      <style:paragraph-properties fo:margin-top="0.0398in" fo:margin-bottom="0.0398in" style:contextual-spacing="false"/>
      <style:text-properties officeooo:paragraph-rsid="005f5572"/>
    </style:style>
    <style:style style:name="P120" style:family="paragraph" style:parent-style-name="Standard" style:list-style-name="L7">
      <style:paragraph-properties fo:margin-top="0.0398in" fo:margin-bottom="0.0398in" style:contextual-spacing="false"/>
      <style:text-properties officeooo:paragraph-rsid="002c6a61"/>
    </style:style>
    <style:style style:name="P121" style:family="paragraph" style:parent-style-name="Standard" style:list-style-name="L7">
      <style:paragraph-properties fo:margin-top="0.0398in" fo:margin-bottom="0.0398in" style:contextual-spacing="false"/>
      <style:text-properties officeooo:paragraph-rsid="002bd026"/>
    </style:style>
    <style:style style:name="P122" style:family="paragraph" style:parent-style-name="Standard" style:list-style-name="L7">
      <style:paragraph-properties fo:margin-top="0.0398in" fo:margin-bottom="0.0398in" style:contextual-spacing="false"/>
      <style:text-properties officeooo:paragraph-rsid="005f622e"/>
    </style:style>
    <style:style style:name="P123" style:family="paragraph" style:parent-style-name="Standard" style:list-style-name="L7">
      <style:paragraph-properties fo:margin-top="0.0398in" fo:margin-bottom="0.0398in" style:contextual-spacing="false"/>
      <style:text-properties officeooo:paragraph-rsid="00609c62"/>
    </style:style>
    <style:style style:name="P124" style:family="paragraph" style:parent-style-name="Standard" style:list-style-name="L7">
      <style:paragraph-properties fo:margin-top="0.0398in" fo:margin-bottom="0.0398in" style:contextual-spacing="false"/>
      <style:text-properties officeooo:paragraph-rsid="0062215c"/>
    </style:style>
    <style:style style:name="P125" style:family="paragraph" style:parent-style-name="Standard" style:list-style-name="L7">
      <style:paragraph-properties fo:margin-top="0.0398in" fo:margin-bottom="0.0398in" style:contextual-spacing="false"/>
      <style:text-properties officeooo:paragraph-rsid="00645a8d"/>
    </style:style>
    <style:style style:name="P126" style:family="paragraph" style:parent-style-name="Standard" style:list-style-name="L7">
      <style:paragraph-properties fo:margin-top="0.0398in" fo:margin-bottom="0.0398in" style:contextual-spacing="false"/>
      <style:text-properties officeooo:paragraph-rsid="0063c1f3"/>
    </style:style>
    <style:style style:name="P127" style:family="paragraph" style:parent-style-name="Standard" style:list-style-name="L7">
      <style:paragraph-properties fo:margin-top="0.0398in" fo:margin-bottom="0.0398in" style:contextual-spacing="false"/>
      <style:text-properties officeooo:paragraph-rsid="0065ae13"/>
    </style:style>
    <style:style style:name="P128" style:family="paragraph" style:parent-style-name="Standard" style:list-style-name="L7">
      <style:paragraph-properties fo:margin-top="0.0398in" fo:margin-bottom="0.0398in" style:contextual-spacing="false"/>
      <style:text-properties officeooo:paragraph-rsid="00687a83"/>
    </style:style>
    <style:style style:name="P129" style:family="paragraph" style:parent-style-name="Standard" style:list-style-name="L7">
      <style:paragraph-properties fo:margin-top="0.0398in" fo:margin-bottom="0.0398in" style:contextual-spacing="false"/>
      <style:text-properties officeooo:paragraph-rsid="006a252c"/>
    </style:style>
    <style:style style:name="P130" style:family="paragraph" style:parent-style-name="Standard" style:list-style-name="L7">
      <style:paragraph-properties fo:margin-top="0.0398in" fo:margin-bottom="0.0398in" style:contextual-spacing="false"/>
      <style:text-properties officeooo:rsid="0013941d" officeooo:paragraph-rsid="0013941d"/>
    </style:style>
    <style:style style:name="P131" style:family="paragraph" style:parent-style-name="Standard" style:list-style-name="L7">
      <style:paragraph-properties fo:margin-top="0.0398in" fo:margin-bottom="0.0398in" style:contextual-spacing="false"/>
      <style:text-properties officeooo:rsid="005d7f81" officeooo:paragraph-rsid="005d7f81"/>
    </style:style>
    <style:style style:name="P132" style:family="paragraph" style:parent-style-name="Standard">
      <style:paragraph-properties fo:margin-top="0.0398in" fo:margin-bottom="0.0398in" style:contextual-spacing="false"/>
      <style:text-properties officeooo:paragraph-rsid="0080693d"/>
    </style:style>
    <style:style style:name="P133" style:family="paragraph" style:parent-style-name="Standard">
      <style:paragraph-properties fo:margin-top="0.0398in" fo:margin-bottom="0.0398in" style:contextual-spacing="false"/>
      <style:text-properties officeooo:paragraph-rsid="0075f3fc"/>
    </style:style>
    <style:style style:name="P134" style:family="paragraph" style:parent-style-name="Standard" style:list-style-name="L7">
      <style:paragraph-properties fo:margin-top="0.0398in" fo:margin-bottom="0.0398in" style:contextual-spacing="false" fo:break-before="page"/>
      <style:text-properties officeooo:paragraph-rsid="0002c52e"/>
    </style:style>
    <style:style style:name="P135" style:family="paragraph" style:parent-style-name="Standard" style:list-style-name="L7">
      <style:paragraph-properties fo:margin-top="0.0398in" fo:margin-bottom="0.0398in" style:contextual-spacing="false" fo:break-before="page"/>
      <style:text-properties officeooo:paragraph-rsid="0011a107"/>
    </style:style>
    <style:style style:name="P136" style:family="paragraph" style:parent-style-name="Standard" style:list-style-name="L7">
      <style:paragraph-properties fo:margin-top="0.0398in" fo:margin-bottom="0.0398in" style:contextual-spacing="false" fo:break-before="page"/>
      <style:text-properties officeooo:paragraph-rsid="001ba013"/>
    </style:style>
    <style:style style:name="P137" style:family="paragraph" style:parent-style-name="Standard" style:list-style-name="L7">
      <style:paragraph-properties fo:margin-top="0.0398in" fo:margin-bottom="0.0398in" style:contextual-spacing="false" fo:break-before="page"/>
      <style:text-properties officeooo:paragraph-rsid="002061f5"/>
    </style:style>
    <style:style style:name="P138" style:family="paragraph" style:parent-style-name="Standard" style:list-style-name="L7">
      <style:paragraph-properties fo:margin-top="0.0398in" fo:margin-bottom="0.0398in" style:contextual-spacing="false" fo:break-before="page"/>
      <style:text-properties officeooo:paragraph-rsid="005d7f81"/>
    </style:style>
    <style:style style:name="P139" style:family="paragraph" style:parent-style-name="Standard">
      <style:paragraph-properties fo:margin-top="0.0398in" fo:margin-bottom="0.0398in" style:contextual-spacing="false" fo:break-before="page"/>
      <style:text-properties officeooo:paragraph-rsid="005205f8"/>
    </style:style>
    <style:style style:name="T1" style:family="text">
      <style:text-properties officeooo:rsid="0002c52e"/>
    </style:style>
    <style:style style:name="T2" style:family="text">
      <style:text-properties officeooo:rsid="00047ece"/>
    </style:style>
    <style:style style:name="T3" style:family="text">
      <style:text-properties officeooo:rsid="0005425f"/>
    </style:style>
    <style:style style:name="T4" style:family="text">
      <style:text-properties officeooo:rsid="00061b95"/>
    </style:style>
    <style:style style:name="T5" style:family="text">
      <style:text-properties officeooo:rsid="000633b0"/>
    </style:style>
    <style:style style:name="T6" style:family="text">
      <style:text-properties officeooo:rsid="0006944c"/>
    </style:style>
    <style:style style:name="T7" style:family="text">
      <style:text-properties officeooo:rsid="00078bf1"/>
    </style:style>
    <style:style style:name="T8" style:family="text">
      <style:text-properties officeooo:rsid="0008d74a"/>
    </style:style>
    <style:style style:name="T9" style:family="text">
      <style:text-properties officeooo:rsid="000a5aff"/>
    </style:style>
    <style:style style:name="T10" style:family="text">
      <style:text-properties officeooo:rsid="000b883a"/>
    </style:style>
    <style:style style:name="T11" style:family="text">
      <style:text-properties officeooo:rsid="000c6665"/>
    </style:style>
    <style:style style:name="T12" style:family="text">
      <style:text-properties officeooo:rsid="000e42fd"/>
    </style:style>
    <style:style style:name="T13" style:family="text">
      <style:text-properties officeooo:rsid="000fceea"/>
    </style:style>
    <style:style style:name="T14" style:family="text">
      <style:text-properties officeooo:rsid="0011a107"/>
    </style:style>
    <style:style style:name="T15" style:family="text">
      <style:text-properties officeooo:rsid="0011f0c5"/>
    </style:style>
    <style:style style:name="T16" style:family="text">
      <style:text-properties officeooo:rsid="001298b9"/>
    </style:style>
    <style:style style:name="T17" style:family="text">
      <style:text-properties officeooo:rsid="0013941d"/>
    </style:style>
    <style:style style:name="T18" style:family="text">
      <style:text-properties officeooo:rsid="00157fde"/>
    </style:style>
    <style:style style:name="T19" style:family="text">
      <style:text-properties officeooo:rsid="0015df35"/>
    </style:style>
    <style:style style:name="T20" style:family="text">
      <style:text-properties officeooo:rsid="0017b33d"/>
    </style:style>
    <style:style style:name="T21" style:family="text">
      <style:text-properties officeooo:rsid="001924e1"/>
    </style:style>
    <style:style style:name="T22" style:family="text">
      <style:text-properties officeooo:rsid="001a7c8d"/>
    </style:style>
    <style:style style:name="T23" style:family="text">
      <style:text-properties officeooo:rsid="001b5560"/>
    </style:style>
    <style:style style:name="T24" style:family="text">
      <style:text-properties officeooo:rsid="001b7fa3"/>
    </style:style>
    <style:style style:name="T25" style:family="text">
      <style:text-properties officeooo:rsid="001ba013"/>
    </style:style>
    <style:style style:name="T26" style:family="text">
      <style:text-properties officeooo:rsid="001c1429"/>
    </style:style>
    <style:style style:name="T27" style:family="text">
      <style:text-properties officeooo:rsid="001c342c"/>
    </style:style>
    <style:style style:name="T28" style:family="text">
      <style:text-properties officeooo:rsid="001d8d5d"/>
    </style:style>
    <style:style style:name="T29" style:family="text">
      <style:text-properties officeooo:rsid="001ed54a"/>
    </style:style>
    <style:style style:name="T30" style:family="text">
      <style:text-properties officeooo:rsid="00204bec"/>
    </style:style>
    <style:style style:name="T31" style:family="text">
      <style:text-properties officeooo:rsid="002061f5"/>
    </style:style>
    <style:style style:name="T32" style:family="text">
      <style:text-properties officeooo:rsid="0021a89b"/>
    </style:style>
    <style:style style:name="T33" style:family="text">
      <style:text-properties officeooo:rsid="0021b4b9"/>
    </style:style>
    <style:style style:name="T34" style:family="text">
      <style:text-properties officeooo:rsid="0021e858"/>
    </style:style>
    <style:style style:name="T35" style:family="text">
      <style:text-properties officeooo:rsid="002279cb"/>
    </style:style>
    <style:style style:name="T36" style:family="text">
      <style:text-properties officeooo:rsid="0022d250"/>
    </style:style>
    <style:style style:name="T37" style:family="text">
      <style:text-properties officeooo:rsid="0022fce4"/>
    </style:style>
    <style:style style:name="T38" style:family="text">
      <style:text-properties officeooo:rsid="0024498b"/>
    </style:style>
    <style:style style:name="T39" style:family="text">
      <style:text-properties officeooo:rsid="002494b2"/>
    </style:style>
    <style:style style:name="T40" style:family="text">
      <style:text-properties officeooo:rsid="0025df80"/>
    </style:style>
    <style:style style:name="T41" style:family="text">
      <style:text-properties officeooo:rsid="0025ebc2"/>
    </style:style>
    <style:style style:name="T42" style:family="text">
      <style:text-properties officeooo:rsid="002771e4"/>
    </style:style>
    <style:style style:name="T43" style:family="text">
      <style:text-properties officeooo:rsid="0027d3d8"/>
    </style:style>
    <style:style style:name="T44" style:family="text">
      <style:text-properties officeooo:rsid="0028d918"/>
    </style:style>
    <style:style style:name="T45" style:family="text">
      <style:text-properties officeooo:rsid="0029dc91"/>
    </style:style>
    <style:style style:name="T46" style:family="text">
      <style:text-properties officeooo:rsid="002bd026"/>
    </style:style>
    <style:style style:name="T47" style:family="text">
      <style:text-properties officeooo:rsid="002c6a61"/>
    </style:style>
    <style:style style:name="T48" style:family="text">
      <style:text-properties fo:font-weight="normal" style:font-weight-asian="normal" style:font-weight-complex="normal"/>
    </style:style>
    <style:style style:name="T49" style:family="text">
      <style:text-properties fo:font-weight="normal" officeooo:rsid="002e04b7" style:font-weight-asian="normal" style:font-weight-complex="normal"/>
    </style:style>
    <style:style style:name="T50" style:family="text">
      <style:text-properties fo:font-weight="normal" officeooo:rsid="002ff897" style:font-weight-asian="normal" style:font-weight-complex="normal"/>
    </style:style>
    <style:style style:name="T51" style:family="text">
      <style:text-properties fo:font-weight="normal" officeooo:rsid="003323fb" style:font-weight-asian="normal" style:font-weight-complex="normal"/>
    </style:style>
    <style:style style:name="T52" style:family="text">
      <style:text-properties fo:font-weight="normal" officeooo:rsid="00336486" style:font-weight-asian="normal" style:font-weight-complex="normal"/>
    </style:style>
    <style:style style:name="T53" style:family="text">
      <style:text-properties fo:font-weight="normal" officeooo:rsid="003559b7" style:font-weight-asian="normal" style:font-weight-complex="normal"/>
    </style:style>
    <style:style style:name="T54" style:family="text">
      <style:text-properties fo:font-weight="normal" officeooo:rsid="00365d86" style:font-weight-asian="normal" style:font-weight-complex="normal"/>
    </style:style>
    <style:style style:name="T55" style:family="text">
      <style:text-properties fo:font-weight="normal" officeooo:rsid="0036d04f" style:font-weight-asian="normal" style:font-weight-complex="normal"/>
    </style:style>
    <style:style style:name="T56" style:family="text">
      <style:text-properties fo:font-weight="normal" officeooo:rsid="00370369" style:font-weight-asian="normal" style:font-weight-complex="normal"/>
    </style:style>
    <style:style style:name="T57" style:family="text">
      <style:text-properties fo:font-weight="normal" officeooo:rsid="0037c0e7" style:font-weight-asian="normal" style:font-weight-complex="normal"/>
    </style:style>
    <style:style style:name="T58" style:family="text">
      <style:text-properties fo:font-weight="normal" officeooo:rsid="0038e9ad" style:font-weight-asian="normal" style:font-weight-complex="normal"/>
    </style:style>
    <style:style style:name="T59" style:family="text">
      <style:text-properties fo:font-weight="normal" officeooo:rsid="00394890" style:font-weight-asian="normal" style:font-weight-complex="normal"/>
    </style:style>
    <style:style style:name="T60" style:family="text">
      <style:text-properties fo:font-weight="normal" officeooo:rsid="003bea75" style:font-weight-asian="normal" style:font-weight-complex="normal"/>
    </style:style>
    <style:style style:name="T61" style:family="text">
      <style:text-properties fo:font-weight="normal" officeooo:rsid="003eb7b5" style:font-weight-asian="normal" style:font-weight-complex="normal"/>
    </style:style>
    <style:style style:name="T62" style:family="text">
      <style:text-properties fo:font-weight="normal" officeooo:rsid="00409894" style:font-weight-asian="normal" style:font-weight-complex="normal"/>
    </style:style>
    <style:style style:name="T63" style:family="text">
      <style:text-properties fo:font-weight="normal" officeooo:rsid="0042e181" style:font-weight-asian="normal" style:font-weight-complex="normal"/>
    </style:style>
    <style:style style:name="T64" style:family="text">
      <style:text-properties fo:font-weight="normal" officeooo:rsid="00449022" style:font-weight-asian="normal" style:font-weight-complex="normal"/>
    </style:style>
    <style:style style:name="T65" style:family="text">
      <style:text-properties fo:font-weight="normal" officeooo:rsid="00461410" style:font-weight-asian="normal" style:font-weight-complex="normal"/>
    </style:style>
    <style:style style:name="T66" style:family="text">
      <style:text-properties fo:font-weight="normal" officeooo:rsid="004674ec" style:font-weight-asian="normal" style:font-weight-complex="normal"/>
    </style:style>
    <style:style style:name="T67" style:family="text">
      <style:text-properties fo:font-weight="normal" officeooo:rsid="0047849b" style:font-weight-asian="normal" style:font-weight-complex="normal"/>
    </style:style>
    <style:style style:name="T68" style:family="text">
      <style:text-properties fo:font-weight="normal" officeooo:rsid="0047f102" style:font-weight-asian="normal" style:font-weight-complex="normal"/>
    </style:style>
    <style:style style:name="T69" style:family="text">
      <style:text-properties fo:font-weight="normal" officeooo:rsid="00483c38" style:font-weight-asian="normal" style:font-weight-complex="normal"/>
    </style:style>
    <style:style style:name="T70" style:family="text">
      <style:text-properties fo:font-weight="normal" officeooo:rsid="00489e00" style:font-weight-asian="normal" style:font-weight-complex="normal"/>
    </style:style>
    <style:style style:name="T71" style:family="text">
      <style:text-properties fo:font-weight="normal" officeooo:rsid="0048ca38" style:font-weight-asian="normal" style:font-weight-complex="normal"/>
    </style:style>
    <style:style style:name="T72" style:family="text">
      <style:text-properties fo:font-weight="normal" officeooo:rsid="004a3e57" style:font-weight-asian="normal" style:font-weight-complex="normal"/>
    </style:style>
    <style:style style:name="T73" style:family="text">
      <style:text-properties fo:font-weight="normal" officeooo:rsid="004abd5b" style:font-weight-asian="normal" style:font-weight-complex="normal"/>
    </style:style>
    <style:style style:name="T74" style:family="text">
      <style:text-properties fo:font-weight="normal" officeooo:rsid="004baee6" style:font-weight-asian="normal" style:font-weight-complex="normal"/>
    </style:style>
    <style:style style:name="T75" style:family="text">
      <style:text-properties fo:font-weight="normal" officeooo:rsid="004d6c40" style:font-weight-asian="normal" style:font-weight-complex="normal"/>
    </style:style>
    <style:style style:name="T76" style:family="text">
      <style:text-properties fo:font-weight="normal" officeooo:rsid="004e933e" style:font-weight-asian="normal" style:font-weight-complex="normal"/>
    </style:style>
    <style:style style:name="T77" style:family="text">
      <style:text-properties fo:font-weight="normal" officeooo:rsid="004ec726" style:font-weight-asian="normal" style:font-weight-complex="normal"/>
    </style:style>
    <style:style style:name="T78" style:family="text">
      <style:text-properties fo:font-weight="normal" officeooo:rsid="00506f6b" style:font-weight-asian="normal" style:font-weight-complex="normal"/>
    </style:style>
    <style:style style:name="T79" style:family="text">
      <style:text-properties fo:font-weight="normal" officeooo:rsid="0051f1ec" style:font-weight-asian="normal" style:font-weight-complex="normal"/>
    </style:style>
    <style:style style:name="T80" style:family="text">
      <style:text-properties fo:font-weight="normal" officeooo:rsid="005205f8" style:font-weight-asian="normal" style:font-weight-complex="normal"/>
    </style:style>
    <style:style style:name="T81" style:family="text">
      <style:text-properties fo:font-weight="normal" officeooo:rsid="00520d95" style:font-weight-asian="normal" style:font-weight-complex="normal"/>
    </style:style>
    <style:style style:name="T82" style:family="text">
      <style:text-properties fo:font-weight="normal" officeooo:rsid="00571ed5" style:font-weight-asian="normal" style:font-weight-complex="normal"/>
    </style:style>
    <style:style style:name="T83" style:family="text">
      <style:text-properties fo:font-weight="normal" officeooo:rsid="005730ac" style:font-weight-asian="normal" style:font-weight-complex="normal"/>
    </style:style>
    <style:style style:name="T84" style:family="text">
      <style:text-properties fo:font-weight="normal" officeooo:rsid="0057ceb3" style:font-weight-asian="normal" style:font-weight-complex="normal"/>
    </style:style>
    <style:style style:name="T85" style:family="text">
      <style:text-properties fo:font-weight="normal" officeooo:rsid="00540662" style:font-weight-asian="normal" style:font-weight-complex="normal"/>
    </style:style>
    <style:style style:name="T86" style:family="text">
      <style:text-properties fo:font-weight="normal" officeooo:rsid="006d9d2d" style:font-weight-asian="normal" style:font-weight-complex="normal"/>
    </style:style>
    <style:style style:name="T87" style:family="text">
      <style:text-properties fo:font-weight="normal" officeooo:rsid="006df791" style:font-weight-asian="normal" style:font-weight-complex="normal"/>
    </style:style>
    <style:style style:name="T88" style:family="text">
      <style:text-properties fo:font-weight="normal" officeooo:rsid="0070fb3f" style:font-weight-asian="normal" style:font-weight-complex="normal"/>
    </style:style>
    <style:style style:name="T89" style:family="text">
      <style:text-properties fo:font-weight="normal" officeooo:rsid="0071d038" style:font-weight-asian="normal" style:font-weight-complex="normal"/>
    </style:style>
    <style:style style:name="T90" style:family="text">
      <style:text-properties fo:font-weight="normal" officeooo:rsid="0073b89b" style:font-weight-asian="normal" style:font-weight-complex="normal"/>
    </style:style>
    <style:style style:name="T91" style:family="text">
      <style:text-properties fo:font-weight="normal" officeooo:rsid="00751fb0" style:font-weight-asian="normal" style:font-weight-complex="normal"/>
    </style:style>
    <style:style style:name="T92" style:family="text">
      <style:text-properties fo:font-weight="normal" officeooo:rsid="0075f3fc" style:font-weight-asian="normal" style:font-weight-complex="normal"/>
    </style:style>
    <style:style style:name="T93" style:family="text">
      <style:text-properties fo:font-weight="normal" officeooo:rsid="0076e3ed" style:font-weight-asian="normal" style:font-weight-complex="normal"/>
    </style:style>
    <style:style style:name="T94" style:family="text">
      <style:text-properties fo:font-weight="normal" officeooo:rsid="007891cd" style:font-weight-asian="normal" style:font-weight-complex="normal"/>
    </style:style>
    <style:style style:name="T95" style:family="text">
      <style:text-properties fo:font-weight="normal" officeooo:rsid="007a7155" style:font-weight-asian="normal" style:font-weight-complex="normal"/>
    </style:style>
    <style:style style:name="T96" style:family="text">
      <style:text-properties fo:font-weight="normal" officeooo:rsid="007b4367" style:font-weight-asian="normal" style:font-weight-complex="normal"/>
    </style:style>
    <style:style style:name="T97" style:family="text">
      <style:text-properties fo:font-weight="normal" officeooo:rsid="007e73f1" style:font-weight-asian="normal" style:font-weight-complex="normal"/>
    </style:style>
    <style:style style:name="T98" style:family="text">
      <style:text-properties fo:font-weight="normal" officeooo:rsid="0080693d" style:font-weight-asian="normal" style:font-weight-complex="normal"/>
    </style:style>
    <style:style style:name="T99" style:family="text">
      <style:text-properties fo:font-weight="normal" officeooo:rsid="0080ccd2" style:font-weight-asian="normal" style:font-weight-complex="normal"/>
    </style:style>
    <style:style style:name="T100" style:family="text">
      <style:text-properties fo:font-weight="bold" style:font-weight-asian="bold" style:font-weight-complex="bold"/>
    </style:style>
    <style:style style:name="T101" style:family="text">
      <style:text-properties fo:font-weight="bold" officeooo:rsid="00394890" style:font-weight-asian="bold" style:font-weight-complex="bold"/>
    </style:style>
    <style:style style:name="T102" style:family="text">
      <style:text-properties fo:font-weight="bold" officeooo:rsid="003bea75" style:font-weight-asian="bold" style:font-weight-complex="bold"/>
    </style:style>
    <style:style style:name="T103" style:family="text">
      <style:text-properties fo:font-weight="bold" officeooo:rsid="0042e181" style:font-weight-asian="bold" style:font-weight-complex="bold"/>
    </style:style>
    <style:style style:name="T104" style:family="text">
      <style:text-properties fo:font-weight="bold" officeooo:rsid="004abd5b" style:font-weight-asian="bold" style:font-weight-complex="bold"/>
    </style:style>
    <style:style style:name="T105" style:family="text">
      <style:text-properties fo:font-weight="bold" officeooo:rsid="004ec726" style:font-weight-asian="bold" style:font-weight-complex="bold"/>
    </style:style>
    <style:style style:name="T106" style:family="text">
      <style:text-properties fo:font-weight="bold" officeooo:rsid="00506f6b" style:font-weight-asian="bold" style:font-weight-complex="bold"/>
    </style:style>
    <style:style style:name="T107" style:family="text">
      <style:text-properties fo:font-weight="bold" officeooo:rsid="0051f1ec" style:font-weight-asian="bold" style:font-weight-complex="bold"/>
    </style:style>
    <style:style style:name="T108" style:family="text">
      <style:text-properties fo:font-weight="bold" officeooo:rsid="005205f8" style:font-weight-asian="bold" style:font-weight-complex="bold"/>
    </style:style>
    <style:style style:name="T109" style:family="text">
      <style:text-properties fo:font-weight="bold" officeooo:rsid="005307e1" style:font-weight-asian="bold" style:font-weight-complex="bold"/>
    </style:style>
    <style:style style:name="T110" style:family="text">
      <style:text-properties fo:font-weight="bold" officeooo:rsid="0057e973" style:font-weight-asian="bold" style:font-weight-complex="bold"/>
    </style:style>
    <style:style style:name="T111" style:family="text">
      <style:text-properties fo:font-weight="bold" officeooo:rsid="006e7d13" style:font-weight-asian="bold" style:font-weight-complex="bold"/>
    </style:style>
    <style:style style:name="T112" style:family="text">
      <style:text-properties fo:font-weight="bold" officeooo:rsid="0073b89b" style:font-weight-asian="bold" style:font-weight-complex="bold"/>
    </style:style>
    <style:style style:name="T113" style:family="text">
      <style:text-properties fo:font-weight="bold" officeooo:rsid="00751fb0" style:font-weight-asian="bold" style:font-weight-complex="bold"/>
    </style:style>
    <style:style style:name="T114" style:family="text">
      <style:text-properties fo:font-weight="bold" officeooo:rsid="007a7155" style:font-weight-asian="bold" style:font-weight-complex="bold"/>
    </style:style>
    <style:style style:name="T115" style:family="text">
      <style:text-properties fo:font-weight="bold" officeooo:rsid="0080693d" style:font-weight-asian="bold" style:font-weight-complex="bold"/>
    </style:style>
    <style:style style:name="T116" style:family="text">
      <style:text-properties fo:font-weight="bold" officeooo:rsid="00815bba" style:font-weight-asian="bold" style:font-weight-complex="bold"/>
    </style:style>
    <style:style style:name="T117" style:family="text">
      <style:text-properties officeooo:rsid="00489e00"/>
    </style:style>
    <style:style style:name="T118" style:family="text">
      <style:text-properties fo:font-style="italic" style:font-style-asian="italic" style:font-style-complex="italic"/>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048ca38" style:font-style-asian="italic" style:font-weight-asian="normal" style:font-style-complex="italic" style:font-weight-complex="normal"/>
    </style:style>
    <style:style style:name="T121" style:family="text">
      <style:text-properties fo:font-style="italic" fo:font-weight="normal" officeooo:rsid="002e04b7" style:font-style-asian="italic" style:font-weight-asian="normal" style:font-style-complex="italic" style:font-weight-complex="normal"/>
    </style:style>
    <style:style style:name="T122" style:family="text">
      <style:text-properties fo:font-style="italic" fo:font-weight="normal" officeooo:rsid="002ff897" style:font-style-asian="italic" style:font-weight-asian="normal" style:font-style-complex="italic" style:font-weight-complex="normal"/>
    </style:style>
    <style:style style:name="T123" style:family="text">
      <style:text-properties fo:font-style="italic" fo:font-weight="normal" officeooo:rsid="0031baf4" style:font-style-asian="italic" style:font-weight-asian="normal" style:font-style-complex="italic" style:font-weight-complex="normal"/>
    </style:style>
    <style:style style:name="T124" style:family="text">
      <style:text-properties fo:font-style="italic" fo:font-weight="normal" officeooo:rsid="003323fb" style:font-style-asian="italic" style:font-weight-asian="normal" style:font-style-complex="italic" style:font-weight-complex="normal"/>
    </style:style>
    <style:style style:name="T125" style:family="text">
      <style:text-properties fo:font-style="italic" fo:font-weight="normal" officeooo:rsid="0038e9ad" style:font-style-asian="italic" style:font-weight-asian="normal" style:font-style-complex="italic" style:font-weight-complex="normal"/>
    </style:style>
    <style:style style:name="T126" style:family="text">
      <style:text-properties fo:font-style="italic" fo:font-weight="normal" officeooo:rsid="00336486" style:font-style-asian="italic" style:font-weight-asian="normal" style:font-style-complex="italic" style:font-weight-complex="normal"/>
    </style:style>
    <style:style style:name="T127" style:family="text">
      <style:text-properties fo:font-style="italic" fo:font-weight="normal" officeooo:rsid="004a3e57" style:font-style-asian="italic" style:font-weight-asian="normal" style:font-style-complex="italic" style:font-weight-complex="normal"/>
    </style:style>
    <style:style style:name="T128" style:family="text">
      <style:text-properties fo:font-style="italic" fo:font-weight="normal" officeooo:rsid="004baee6" style:font-style-asian="italic" style:font-weight-asian="normal" style:font-style-complex="italic" style:font-weight-complex="normal"/>
    </style:style>
    <style:style style:name="T129" style:family="text">
      <style:text-properties fo:font-style="italic" fo:font-weight="normal" officeooo:rsid="004ec726" style:font-style-asian="italic" style:font-weight-asian="normal" style:font-style-complex="italic" style:font-weight-complex="normal"/>
    </style:style>
    <style:style style:name="T130" style:family="text">
      <style:text-properties fo:font-style="italic" fo:font-weight="normal" officeooo:rsid="005730ac" style:font-style-asian="italic" style:font-weight-asian="normal" style:font-style-complex="italic" style:font-weight-complex="normal"/>
    </style:style>
    <style:style style:name="T131" style:family="text">
      <style:text-properties fo:font-style="italic" fo:font-weight="normal" officeooo:rsid="0070fb3f" style:font-style-asian="italic" style:font-weight-asian="normal" style:font-style-complex="italic" style:font-weight-complex="normal"/>
    </style:style>
    <style:style style:name="T132" style:family="text">
      <style:text-properties fo:font-style="italic" fo:font-weight="normal" officeooo:rsid="0071d038" style:font-style-asian="italic" style:font-weight-asian="normal" style:font-style-complex="italic" style:font-weight-complex="normal"/>
    </style:style>
    <style:style style:name="T133" style:family="text">
      <style:text-properties fo:font-style="italic" fo:font-weight="normal" officeooo:rsid="0076e3ed" style:font-style-asian="italic" style:font-weight-asian="normal" style:font-style-complex="italic" style:font-weight-complex="normal"/>
    </style:style>
    <style:style style:name="T134" style:family="text">
      <style:text-properties fo:font-style="italic" fo:font-weight="normal" officeooo:rsid="00540662" style:font-style-asian="italic" style:font-weight-asian="normal" style:font-style-complex="italic" style:font-weight-complex="normal"/>
    </style:style>
    <style:style style:name="T135" style:family="text">
      <style:text-properties fo:font-style="italic" fo:font-weight="normal" officeooo:rsid="005307e1" style:font-style-asian="italic" style:font-weight-asian="normal" style:font-style-complex="italic" style:font-weight-complex="normal"/>
    </style:style>
    <style:style style:name="T136" style:family="text">
      <style:text-properties fo:font-style="italic" fo:font-weight="normal" officeooo:rsid="007891cd" style:font-style-asian="italic" style:font-weight-asian="normal" style:font-style-complex="italic" style:font-weight-complex="normal"/>
    </style:style>
    <style:style style:name="T137" style:family="text">
      <style:text-properties fo:font-style="italic" fo:font-weight="normal" officeooo:rsid="003559b7" style:font-style-asian="italic" style:font-weight-asian="normal" style:font-style-complex="italic" style:font-weight-complex="normal"/>
    </style:style>
    <style:style style:name="T138" style:family="text">
      <style:text-properties fo:font-style="italic" fo:font-weight="normal" officeooo:rsid="00370369" style:font-style-asian="italic" style:font-weight-asian="normal" style:font-style-complex="italic" style:font-weight-complex="normal"/>
    </style:style>
    <style:style style:name="T139" style:family="text">
      <style:text-properties fo:font-style="italic" fo:font-weight="normal" officeooo:rsid="00365d86" style:font-style-asian="italic" style:font-weight-asian="normal" style:font-style-complex="italic" style:font-weight-complex="normal"/>
    </style:style>
    <style:style style:name="T140" style:family="text">
      <style:text-properties fo:font-style="italic" fo:font-weight="normal" officeooo:rsid="0037c0e7" style:font-style-asian="italic" style:font-weight-asian="normal" style:font-style-complex="italic" style:font-weight-complex="normal"/>
    </style:style>
    <style:style style:name="T141" style:family="text">
      <style:text-properties fo:font-style="italic" fo:font-weight="normal" officeooo:rsid="0040d934" style:font-style-asian="italic" style:font-weight-asian="normal" style:font-style-complex="italic" style:font-weight-complex="normal"/>
    </style:style>
    <style:style style:name="T142" style:family="text">
      <style:text-properties fo:font-style="italic" fo:font-weight="normal" officeooo:rsid="007b4367" style:font-style-asian="italic" style:font-weight-asian="normal" style:font-style-complex="italic" style:font-weight-complex="normal"/>
    </style:style>
    <style:style style:name="T143" style:family="text">
      <style:text-properties fo:font-style="italic" fo:font-weight="normal" officeooo:rsid="0036d04f" style:font-style-asian="italic" style:font-weight-asian="normal" style:font-style-complex="italic" style:font-weight-complex="normal"/>
    </style:style>
    <style:style style:name="T144" style:family="text">
      <style:text-properties fo:font-style="italic" fo:font-weight="normal" officeooo:rsid="00506f6b" style:font-style-asian="italic" style:font-weight-asian="normal" style:font-style-complex="italic" style:font-weight-complex="normal"/>
    </style:style>
    <style:style style:name="T145" style:family="text">
      <style:text-properties fo:font-style="italic" fo:font-weight="normal" officeooo:rsid="00520d95" style:font-style-asian="italic" style:font-weight-asian="normal" style:font-style-complex="italic" style:font-weight-complex="normal"/>
    </style:style>
    <style:style style:name="T146" style:family="text">
      <style:text-properties fo:font-style="italic" fo:font-weight="bold" officeooo:rsid="00506f6b" style:font-style-asian="italic" style:font-weight-asian="bold" style:font-style-complex="italic" style:font-weight-complex="bold"/>
    </style:style>
    <style:style style:name="T147" style:family="text">
      <style:text-properties fo:font-style="normal" style:font-style-asian="normal" style:font-style-complex="normal"/>
    </style:style>
    <style:style style:name="T148" style:family="text">
      <style:text-properties fo:font-style="normal" officeooo:rsid="005932ac" style:font-style-asian="normal" style:font-style-complex="normal"/>
    </style:style>
    <style:style style:name="T149" style:family="text">
      <style:text-properties fo:font-style="normal" fo:font-weight="normal" officeooo:rsid="005307e1" style:font-style-asian="normal" style:font-weight-asian="normal" style:font-style-complex="normal" style:font-weight-complex="normal"/>
    </style:style>
    <style:style style:name="T150" style:family="text">
      <style:text-properties fo:font-style="normal" fo:font-weight="normal" officeooo:rsid="00540662" style:font-style-asian="normal" style:font-weight-asian="normal" style:font-style-complex="normal" style:font-weight-complex="normal"/>
    </style:style>
    <style:style style:name="T151" style:family="text">
      <style:text-properties fo:font-style="normal" fo:font-weight="normal" officeooo:rsid="00506f6b" style:font-style-asian="normal" style:font-weight-asian="normal" style:font-style-complex="normal" style:font-weight-complex="normal"/>
    </style:style>
    <style:style style:name="T152" style:family="text">
      <style:text-properties fo:font-style="normal" fo:font-weight="normal" officeooo:rsid="0057e973" style:font-style-asian="normal" style:font-weight-asian="normal" style:font-style-complex="normal" style:font-weight-complex="normal"/>
    </style:style>
    <style:style style:name="T153" style:family="text">
      <style:text-properties fo:font-style="normal" fo:font-weight="normal" officeooo:rsid="00583137" style:font-style-asian="normal" style:font-weight-asian="normal" style:font-style-complex="normal" style:font-weight-complex="normal"/>
    </style:style>
    <style:style style:name="T154" style:family="text">
      <style:text-properties fo:font-style="normal" fo:font-weight="normal" officeooo:rsid="005932ac" style:font-style-asian="normal" style:font-weight-asian="normal" style:font-style-complex="normal" style:font-weight-complex="normal"/>
    </style:style>
    <style:style style:name="T155" style:family="text">
      <style:text-properties fo:font-style="normal" fo:font-weight="normal" officeooo:rsid="005b222f" style:font-style-asian="normal" style:font-weight-asian="normal" style:font-style-complex="normal" style:font-weight-complex="normal"/>
    </style:style>
    <style:style style:name="T156" style:family="text">
      <style:text-properties fo:font-style="normal" style:text-underline-style="none" fo:font-weight="bold" officeooo:rsid="00489e00" style:font-style-asian="normal" style:font-weight-asian="bold" style:font-style-complex="normal" style:font-weight-complex="bold"/>
    </style:style>
    <style:style style:name="T157" style:family="text">
      <style:text-properties officeooo:rsid="004ef593"/>
    </style:style>
    <style:style style:name="T158" style:family="text">
      <style:text-properties officeooo:rsid="00506f6b"/>
    </style:style>
    <style:style style:name="T159" style:family="text">
      <style:text-properties officeooo:rsid="0051f1ec"/>
    </style:style>
    <style:style style:name="T160" style:family="text">
      <style:text-properties officeooo:rsid="005205f8"/>
    </style:style>
    <style:style style:name="T161" style:family="text">
      <style:text-properties officeooo:rsid="005584ce"/>
    </style:style>
    <style:style style:name="T162" style:family="text">
      <style:text-properties officeooo:rsid="005b222f"/>
    </style:style>
    <style:style style:name="T163" style:family="text">
      <style:text-properties officeooo:rsid="005d0426"/>
    </style:style>
    <style:style style:name="T164" style:family="text">
      <style:text-properties officeooo:rsid="005d7f81"/>
    </style:style>
    <style:style style:name="T165" style:family="text">
      <style:text-properties officeooo:rsid="005e919d"/>
    </style:style>
    <style:style style:name="T166" style:family="text">
      <style:text-properties officeooo:rsid="005f5572"/>
    </style:style>
    <style:style style:name="T167" style:family="text">
      <style:text-properties officeooo:rsid="005f622e"/>
    </style:style>
    <style:style style:name="T168" style:family="text">
      <style:text-properties officeooo:rsid="00609c62"/>
    </style:style>
    <style:style style:name="T169" style:family="text">
      <style:text-properties officeooo:rsid="0062215c"/>
    </style:style>
    <style:style style:name="T170" style:family="text">
      <style:text-properties officeooo:rsid="0063c1f3"/>
    </style:style>
    <style:style style:name="T171" style:family="text">
      <style:text-properties officeooo:rsid="00645a8d"/>
    </style:style>
    <style:style style:name="T172" style:family="text">
      <style:text-properties officeooo:rsid="006490e6"/>
    </style:style>
    <style:style style:name="T173" style:family="text">
      <style:text-properties officeooo:rsid="0065ae13"/>
    </style:style>
    <style:style style:name="T174" style:family="text">
      <style:text-properties officeooo:rsid="0066de78"/>
    </style:style>
    <style:style style:name="T175" style:family="text">
      <style:text-properties officeooo:rsid="00687a83"/>
    </style:style>
    <style:style style:name="T176" style:family="text">
      <style:text-properties officeooo:rsid="006a252c"/>
    </style:style>
    <style:style style:name="T177" style:family="text">
      <style:text-properties officeooo:rsid="006bb348"/>
    </style:style>
    <style:style style:name="T178" style:family="text">
      <style:text-properties officeooo:rsid="006bdaba"/>
    </style:style>
    <style:style style:name="T179" style:family="text">
      <style:text-properties officeooo:rsid="006d9d2d"/>
    </style:style>
    <style:style style:name="T180" style:family="text">
      <style:text-properties officeooo:rsid="0073b89b"/>
    </style:style>
    <style:style style:name="T181" style:family="text">
      <style:text-properties officeooo:rsid="00751fb0"/>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2945in" fo:text-indent="-0.25in" fo:margin-left="0.29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Achron: Echo Ops mod v0.400 <text:span text:style-name="T117">Manual</text:span><text:line-break/>************************************</text:p>
      <text:p text:style-name="P1"/>
      <text:p text:style-name="P41">Welcome, Achron. Thank you for finding Echo Ops: a comprehensive balance-overhaul mod for Hazardous Software's pioneering 2011 meta-time strategy game Achron. Its purpose is to repair some of that game's enduring balance problems, polish up some design concepts that missed their mark, and remove or re-imagine some of the ideas that never work properly in the original.</text:p>
      <text:p text:style-name="P41">The most important thing to know about Echo Ops mod is that it works entirely through custom map settings. With only a very few unavoidable exceptions, it does not replace any files used by the original game. As such, all of your existing campaign levels, multiplayer/scenario maps, &amp; save files should remain playable exactly as they were before you installed the mod.</text:p>
      <text:p text:style-name="P11"><text:span text:style-name="T121">To play in the Echo mod, you must make or install custom Echo </text:span><text:span text:style-name="T130">Ops</text:span><text:span text:style-name="T121"> maps. A few of these maps are included with th</text:span><text:span text:style-name="T120">e mod</text:span><text:span text:style-name="T121"> </text:span><text:span text:style-name="T130">installation package</text:span><text:span text:style-name="T121"> and are designated with the "Echo" prefix; "Echo MP" prefixed-maps specifically are designed for online multiplayer and skirmish against AIs.</text:span></text:p>
      <text:p text:style-name="P11"><text:span text:style-name="T121">As a broad strokes comparison to vanilla Achron, Echo Ops is more tactical-oriented in its scope. Effective attack groups are smaller and more spread out, with more emphasis on hard counters and synergy. Micromanaging an individual unit can sometimes be a good strategy even in the late game. Plus, there are new victory conditions and a rebalanced chrono-energy economy that make the entire timeline worth your attention, and every unit has its balance updated with new counter relationships &amp; skill mechanics. There might even be a few new units. (If anyone can produce some custom models for them please get in touch.) </text:span><text:span text:style-name="T127">Currently, the Echo Ops mod only includes Grekim as a playable faction. Humans, and eventually Vecgir should be added in future updates.</text:span></text:p>
      <text:p text:style-name="P4"><text:span text:style-name="T119">To find games and discuss Achron related things (Echo Ops or otherwise), please join us on the Achron Resurrection Discord at </text:span><text:a xlink:type="simple" xlink:href="https://discord.gg/ZxrNJJA" text:style-name="Internet_20_link" text:visited-style-name="Visited_20_Internet_20_Link"><text:span text:style-name="T119">https://discord.gg/ZxrNJJA</text:span></text:a></text:p>
      <text:p text:style-name="P42">I hope you enjoy my work,<text:line-break/>ChronA (mod author)</text:p>
      <text:p text:style-name="P4"><text:line-break/>Installation Instructions:</text:p>
      <text:p text:style-name="P14">Please follow these steps to install the Echo Ops mod.</text:p>
      <text:list xml:id="list3332325022" text:style-name="L1">
        <text:list-item>
          <text:p text:style-name="P71">As a recommended precaution, always make a backup copy of your entire main Achron directory (i.e. the main game folder where the Achron executable is located) before attempting any modifications to your game.</text:p>
        </text:list-item>
        <text:list-item>
          <text:p text:style-name="P76"><text:span text:style-name="T49">Download the Zip file of this mod (always available for free with source files at </text:span><text:a xlink:type="simple" xlink:href="https://github.com/ChronAb/Achron_EchoMod" text:style-name="Internet_20_link" text:visited-style-name="Visited_20_Internet_20_Link"><text:span text:style-name="T49">https://github.com/ChronAb/Achron_EchoMod</text:span></text:a><text:span text:style-name="T49">)</text:span></text:p>
        </text:list-item>
        <text:list-item>
          <text:p text:style-name="P71">Unzip the mod's Zip file into your main Achron directory (i.e. the folder where the Achron executable is located). This will add a new folder containing the mod files (...Achron\Achron_EchoMod) to the Achron directory.</text:p>
        </text:list-item>
        <text:list-item>
          <text:p text:style-name="P76"><text:span text:style-name="T156">If you are installing the Github version</text:span><text:span text:style-name="T70">, then t</text:span><text:span text:style-name="T49">o finish installation </text:span><text:span text:style-name="T71">you must</text:span><text:span text:style-name="T49"> open the achron_Directory_Overwrite folder, inside the Echo mod folder (...Achron\Achron_EchoMod\achron_Directory_Overwrite), and copy everything inside it. Then go back to the main Achron directory and paste the contents of achron_Directory_Overwrite there.<text:line-break/>(This—technically optional—step will add Echo Ops maps to you map list, and in future versions will update your main menu with Echo mod specific features.)</text:span></text:p>
        </text:list-item>
        <text:list-item>
          <text:p text:style-name="P72"><text:soft-page-break/>Consider rebinding keys. The setup I use is provided as an example in ...Achron\Achron_EchoMod\documentation\Echo keybinding example.txt. But you probably want to set yours up differently.</text:p>
        </text:list-item>
        <text:list-item>
          <text:p text:style-name="P77"><text:span text:style-name="T49">If you need help, </text:span><text:span text:style-name="T76">seek it on the</text:span><text:span text:style-name="T49"> Achron Resurrection Discord.</text:span></text:p>
        </text:list-item>
      </text:list>
      <text:p text:style-name="P1"/>
      <text:p text:style-name="P1"/>
      <text:p text:style-name="P1"/>
      <text:p text:style-name="P5"><text:span text:style-name="T160">Lore &amp; </text:span>Setting:</text:p>
      <text:p text:style-name="P47"><text:span text:style-name="T49">Achron: Echo Ops takes place </text:span><text:span text:style-name="T56">15</text:span><text:span text:style-name="T49"> years after the conc</text:span><text:span text:style-name="T50">lusion of the “</text:span><text:span text:style-name="T56">F</text:span><text:span text:style-name="T50">irst </text:span><text:span text:style-name="T56">C</text:span><text:span text:style-name="T50">ontact </text:span><text:span text:style-name="T56">W</text:span><text:span text:style-name="T50">ar” between Humans and the Coremind </text:span><text:span text:style-name="T56">(</text:span><text:span text:style-name="T50">in an alternate iteration of the Achron Timeline</text:span><text:span text:style-name="T56">)</text:span><text:span text:style-name="T50">. </text:span><text:span text:style-name="T76">The events of the Hazardous Software campaign played out just about the same way, despite major differences in military technology in the </text:span><text:span text:style-name="T49">Echo Ops </text:span><text:span text:style-name="T76">timeline.</text:span></text:p>
      <text:p text:style-name="P12"><text:span text:style-name="T50"><text:tab/></text:span><text:span text:style-name="T122">After the disappearance of Captain Holloway and Tyr, the </text:span><text:span text:style-name="T123">surviving remnants of the CESO reprisal fleet and their</text:span><text:span text:style-name="T122"> Vecgir </text:span><text:span text:style-name="T123">allies fell back from Drasil and made contact with PnC operatives, who were working to develop a brand new Achronal command architecture to </text:span><text:span text:style-name="T124">coordinate a system</text:span><text:span text:style-name="T123"> </text:span><text:span text:style-name="T124">wide Fabian strategy </text:span><text:span text:style-name="T123">against the overwhelming alien threat. Six months later, the </text:span><text:span text:style-name="T124">combined </text:span><text:span text:style-name="T125">Second</text:span><text:span text:style-name="T123">-</text:span><text:span text:style-name="T125">R</text:span><text:span text:style-name="T123">eprisal </text:span><text:span text:style-name="T125">F</text:span><text:span text:style-name="T123">leet under Admiral Rathke</text:span><text:span text:style-name="T122"> </text:span><text:span text:style-name="T124">was finally able to break the Grekim siege of Drasil and recapture the Remnant teleporter gate. Then with reinforcements from Sol they began a mop up operation to exterminate all remaining Grekim from the Remnant system. </text:span><text:span text:style-name="T126">That operation continues to this day</text:span><text:span text:style-name="T124">.</text:span></text:p>
      <text:p text:style-name="P38"><text:span text:style-name="T51"><text:tab/></text:span><text:span text:style-name="T52">In the aftermath of the first contact war, </text:span><text:span text:style-name="T53">t</text:span><text:span text:style-name="T52">he Human-Vecgir alliance fractured over the issue of access to Vecgir’s Skip </text:span><text:span text:style-name="T71">and </text:span><text:span text:style-name="T52">Gate technology. After the schism, the majority of the Vecgir fleet chose to depart Human controlled space. <text:s/>Only a few renegade Vecgir continue to operate in the </text:span><text:span text:style-name="T51">Remnant system </text:span><text:span text:style-name="T52">as mercenaries aligned with </text:span><text:span text:style-name="T53">various</text:span><text:span text:style-name="T52"> Human </text:span><text:span text:style-name="T53">factions,</text:span><text:span text:style-name="T52"> or as pirates </text:span><text:span text:style-name="T53">and scavengers infesting the debris fields of the great war. <text:s/></text:span><text:span text:style-name="T58">These Vecgir are universally distrusted, even within their own circles, but various powers continue to court them for their unique abilities and martial prowess.</text:span></text:p>
      <text:p text:style-name="P38"><text:span text:style-name="T53"><text:tab/></text:span><text:span text:style-name="T54">After their defeat, the Grekim entrenched positions throughout Remnant </text:span><text:span text:style-name="T55">into</text:span><text:span text:style-name="T54"> </text:span><text:span text:style-name="T55">a network of </text:span><text:span text:style-name="T54">temporal crypts that </text:span><text:span text:style-name="T58">Second R</text:span><text:span text:style-name="T55">eprisal forces are </text:span><text:span text:style-name="T57">largely </text:span><text:span text:style-name="T55">powerless to excise. </text:span><text:span text:style-name="T57">From</text:span><text:span text:style-name="T55"> their fortresses they continue to evolve and prosecute ongoing campaign</text:span><text:span text:style-name="T58">s</text:span><text:span text:style-name="T55"> of </text:span><text:span text:style-name="T56">assassination and </text:span><text:span text:style-name="T55">cyber-warfare against Human and Vecgir society </text:span><text:span text:style-name="T56">across all of post-Contact War space-time</text:span><text:span text:style-name="T55">. </text:span><text:span text:style-name="T56">No one knows how numerous they are, whether their cells work separately or follow some sort of unifying organization, and what exactly their </text:span><text:span text:style-name="T57">motivations</text:span><text:span text:style-name="T56"> </text:span><text:span text:style-name="T57">could be</text:span><text:span text:style-name="T55">.</text:span></text:p>
      <text:p text:style-name="P65"><text:span text:style-name="T137"><text:tab/></text:span><text:span text:style-name="T138">Meanwhile i</text:span><text:span text:style-name="T139">n Human space, during the next election cycle after the gate was reconnected, t</text:span><text:span text:style-name="T137">he PnC covertly orchestrated a populist reorganization of the war-ravaged CESO around their puppet hero, Grand Admiral Rathke </text:span><text:span text:style-name="T139">and his Achronal Command Corps</text:span><text:span text:style-name="T137">. The new order exercises authoritarian control over every aspect of Human civilization through their legal monopoly on time travel, </text:span><text:span text:style-name="T140">governing </text:span><text:span text:style-name="T141">through</text:span><text:span text:style-name="T138"> </text:span><text:span text:style-name="T140">an ongoing state of martial law </text:span><text:span text:style-name="T142">excused</text:span><text:span text:style-name="T140"> by </text:span><text:span text:style-name="T142">the </text:span><text:span text:style-name="T140">constant threat of Grekim attack</text:span><text:span text:style-name="T137">. </text:span><text:span text:style-name="T139">In various location throughout Sol and Remnant, dissident insurrections now regularly flare up and are put down</text:span><text:span text:style-name="T137">. </text:span><text:span text:style-name="T139">Some might </text:span><text:span text:style-name="T143">see organic anti-authoritarianism </text:span><text:span text:style-name="T138">behind these rebellions; others see sinister alien hands at play. </text:span><text:span text:style-name="T143"><text:s/></text:span></text:p>
      <text:p text:style-name="P13"/>
      <text:p text:style-name="P9"/>
      <text:p text:style-name="P67"><text:span text:style-name="T114">Removed</text:span><text:span text:style-name="T101"> Mechanics — </text:span><text:span text:style-name="T113">Hierarchies</text:span><text:span text:style-name="T100">:</text:span></text:p>
      <text:p text:style-name="P62"><text:span text:style-name="T72">Echo Ops </text:span><text:span text:style-name="T91">does not allow units to form hierarchies, as this was the prime malefactor behind vanilla Achron’s poorly balanced action economy</text:span><text:span text:style-name="T59">. </text:span><text:span text:style-name="T91">The economy </text:span><text:span text:style-name="T97">in Echo Modd</text:span><text:span text:style-name="T91"> is tuned for smaller army sizes, </text:span><text:span text:style-name="T92">so spending Chrono-Energy on individual units should not be a major problem.</text:span></text:p>
      <text:p text:style-name="P9"/>
      <text:p text:style-name="P24"><text:span text:style-name="T101">New Mechanics — Skip</text:span><text:span text:style-name="T102">ping/</text:span><text:span text:style-name="T101">Teleportation</text:span><text:span text:style-name="T100">:</text:span></text:p>
      <text:p text:style-name="P24"><text:span text:style-name="T59">In </text:span><text:span text:style-name="T72">Echo Ops</text:span><text:span text:style-name="T59">, Humans </text:span><text:span text:style-name="T72">had</text:span><text:span text:style-name="T59"> a rudimentary form of skip teleportation even before first contact, and Grekim seem to have adopted a similar technology not long after their </text:span><text:span text:style-name="T69">arrival in Remnant</text:span><text:span text:style-name="T59">. This ability adds an extra dimension to unit positioning and mobility, allowing operations in more restrictive spaces than would otherwise be possible.</text:span></text:p>
      <text:p text:style-name="P24"><text:span text:style-name="T101">The crude skip of Humans and Grekim allows units to jump to any location within their vision radius at the cost of consuming some of the player’s resources.</text:span><text:span text:style-name="T59"> This range can even be extended slightly if the teleport order is targeted to another unit </text:span><text:span text:style-name="T69">within range </text:span><text:span text:style-name="T59">rather than an empty location. </text:span><text:span text:style-name="T62">If the target location </text:span><text:span text:style-name="T69">or unit</text:span><text:span text:style-name="T62"> is out of range, then the unit will just </text:span><text:span text:style-name="T73">jump</text:span><text:span text:style-name="T62"> as far as it can in that direction </text:span><text:span text:style-name="T72">with a single </text:span><text:span text:style-name="T73">skip</text:span><text:span text:style-name="T72"> </text:span><text:span text:style-name="T73">and then return to idle</text:span><text:span text:style-name="T62">.</text:span></text:p>
      <text:p text:style-name="P25"><text:span text:style-name="T59">G</text:span><text:span text:style-name="T60">rekim have additionally learned to use Spyres to extend their </text:span><text:span text:style-name="T72">skip </text:span><text:span text:style-name="T60">teleportation range. </text:span><text:span text:style-name="T62">Any teleport-capable</text:span><text:span text:style-name="T60"> units in range of a Spyre can execute a skip targeted to another Spyre </text:span><text:span text:style-name="T62">(</text:span><text:span text:style-name="T61">or </text:span><text:span text:style-name="T62">any </text:span><text:span text:style-name="T61">other teleporter node</text:span><text:span text:style-name="T62">)</text:span><text:span text:style-name="T60">, out to a range of 120 units away. </text:span><text:span text:style-name="T61">Teleporting units in this manner costs no resources</text:span><text:span text:style-name="T60">.</text:span></text:p>
      <text:p text:style-name="P43"><text:span text:style-name="T60">Human Teleporters operate </text:span><text:span text:style-name="T69">on a similar principle</text:span><text:span text:style-name="T60"> </text:span><text:span text:style-name="T63">to Spyres</text:span><text:span text:style-name="T60">. </text:span><text:span text:style-name="T69">but with </text:span><text:span text:style-name="T72">an </text:span><text:span text:style-name="T69">additional </text:span><text:span text:style-name="T72">function</text:span><text:span text:style-name="T69"> that make</text:span><text:span text:style-name="T72">s</text:span><text:span text:style-name="T69"> them a hybrid of the old and new mechanics. CESO Teleporters can send a unit to any location within a 70 square radius, or to to any targeted </text:span><text:span text:style-name="T61">teleporter </text:span><text:span text:style-name="T69">node on the map, irrespective of range. </text:span><text:span text:style-name="T70">Using a Teleporter also nullifies the resource cost for the jump. </text:span><text:span text:style-name="T72">(Human units are especially expensive to skip teleport so having a strong network of teleporters can be a good investment.)</text:span></text:p>
      <text:p text:style-name="P43"><text:span text:style-name="T62">Slipgates haven’t been added yet, but the</text:span><text:span text:style-name="T63">y will proba</text:span><text:span text:style-name="T69">bly enable </text:span><text:span text:style-name="T70">teleporting anywhere within a 200 square radius or to any targeted unit </text:span><text:span text:style-name="T96">or structure </text:span><text:span text:style-name="T70">beyond that distance for no cost, making them the most powerful teleporter variant.</text:span></text:p>
      <text:p text:style-name="P18"/>
      <text:p text:style-name="P26"><text:span text:style-name="T101">New Mechanics — </text:span><text:span text:style-name="T103">Fog of War</text:span><text:span text:style-name="T100">:</text:span></text:p>
      <text:p text:style-name="P27"><text:span text:style-name="T64">In Echo Ops, </text:span><text:span text:style-name="T65">some</text:span><text:span text:style-name="T64"> units </text:span><text:span text:style-name="T65">and buildings</text:span><text:span text:style-name="T64"> </text:span><text:span text:style-name="T65">are visible to</text:span><text:span text:style-name="T64"> all players, </text:span><text:span text:style-name="T65">even</text:span><text:span text:style-name="T64"> through the fog </text:span><text:span text:style-name="T65">of war</text:span><text:span text:style-name="T64">. </text:span><text:span text:style-name="T65">This means they can be seen by all </text:span><text:span text:style-name="T66">teams</text:span><text:span text:style-name="T65"> but they cannot be targeted </text:span><text:span text:style-name="T66">without direct vision</text:span><text:span text:style-name="T65">. As a rule of thumb, biological infantry </text:span><text:span text:style-name="T66">and</text:span><text:span text:style-name="T65"> units </text:span><text:span text:style-name="T66">or</text:span><text:span text:style-name="T65"> buildings that cloak are still concealed by fog of war, while non-cloaking </text:span><text:span text:style-name="T66">heavy </text:span><text:span text:style-name="T65">vehicles and buildings are visible. </text:span><text:span text:style-name="T67">For Grekim this means a lot of their more-niche unit types are hidden by fog, while for Humans just a few of their key units and buildings are hidden.</text:span></text:p>
      <text:p text:style-name="P28"><text:span text:style-name="T63">For Grekim, the following </text:span><text:span text:style-name="T64">units</text:span><text:span text:style-name="T63"> </text:span><text:span text:style-name="T65">and buildings </text:span><text:span text:style-name="T63">are </text:span><text:span text:style-name="T65">visible in</text:span><text:span text:style-name="T63"> fog of war: </text:span><text:span text:style-name="T65">Octopod</text:span><text:span text:style-name="T66">s</text:span><text:span text:style-name="T65">, Sepipod</text:span><text:span text:style-name="T66">s</text:span><text:span text:style-name="T65">, Octoligo</text:span><text:span text:style-name="T66">s</text:span><text:span text:style-name="T65">, Sepiligo</text:span><text:span text:style-name="T66">s</text:span><text:span text:style-name="T65">, Pharoligo</text:span><text:span text:style-name="T66">s</text:span><text:span text:style-name="T65">, Reaph</text:span><text:span text:style-name="T66">s</text:span><text:span text:style-name="T64">, </text:span><text:span text:style-name="T65">Arcti</text:span><text:span text:style-name="T66">cii</text:span><text:span text:style-name="T65">, Spyre</text:span><text:span text:style-name="T66">s, &amp; un-cloaked </text:span><text:span text:style-name="T65">Mound</text:span><text:span text:style-name="T66">s.<text:line-break/></text:span><text:span text:style-name="T68">While f</text:span><text:span text:style-name="T63">or </text:span><text:span text:style-name="T66">Humans</text:span><text:span text:style-name="T63"> the</text:span><text:span text:style-name="T66">ir assets that are concealed by </text:span><text:span text:style-name="T63">fog of war</text:span><text:span text:style-name="T66"> will include</text:span><text:span text:style-name="T63">: </text:span><text:span text:style-name="T66">Marines, SOPs, ATHCs, </text:span><text:span text:style-name="T72">Blackbird,</text:span><text:span text:style-name="T66"> MFBs, Factories, Importers, &amp; Resource Processors.<text:line-break/>I </text:span><text:span text:style-name="T72">won’t speculate about Vecgir yet since their roster of unit</text:span><text:span text:style-name="T96">s</text:span><text:span text:style-name="T72"> is still up in the air.</text:span></text:p>
      <text:p text:style-name="P19"/>
      <text:p text:style-name="P132"><text:span text:style-name="T101">New Mechanics — </text:span><text:span text:style-name="T115">Spontaneous Destruction</text:span><text:span text:style-name="T100">:</text:span></text:p>
      <text:p text:style-name="P75">Most units when they fall below 30% HP have a cumulative chance of spontaneously exploding, even without taking further damage. Healing them back above 30% eliminates the danger.</text:p>
      <text:p text:style-name="P139"><text:span text:style-name="T101">New Mechanics — </text:span><text:span text:style-name="T108">Movement &amp; Combat </text:span><text:span text:style-name="T103">F</text:span><text:span text:style-name="T108">atigue</text:span><text:span text:style-name="T100">:</text:span></text:p>
      <text:p text:style-name="P63"><text:span text:style-name="T80">The </text:span><text:span text:style-name="T64">Echo Ops </text:span><text:span text:style-name="T80">mod</text:span><text:span text:style-name="T67"> </text:span><text:span text:style-name="T80">is designed around a principle that units do not normally retain all their combat effectiveness </text:span><text:span text:style-name="T82">when they </text:span><text:span text:style-name="T83">depart</text:span><text:span text:style-name="T82"> </text:span><text:span text:style-name="T80">outside of </text:span><text:span text:style-name="T82">certain </text:span><text:span text:style-name="T83">preferred</text:span><text:span text:style-name="T80"> spacial and temporal </text:span><text:span text:style-name="T82">contexts. In particular, units that have recently moved </text:span><text:span text:style-name="T96">over a long distance </text:span><text:span text:style-name="T82">will be weaker in combat than those that were stationary (movement fatigue), </text:span><text:span text:style-name="T83">and units that have engaged in prolonged combat will be weaker than those that are fresh, regardless of whether they took any attack damage (combat fatigue). The most common way the mod achieves this is to have these activities drain a portion of HP, but other methods like ammo pools and charging weapons are also used.</text:span></text:p>
      <text:p text:style-name="P73"/>
      <text:p text:style-name="P63"><text:span text:style-name="T101">New Mechanics — </text:span><text:span text:style-name="T104">Victory Points</text:span><text:span text:style-name="T100">:</text:span></text:p>
      <text:p text:style-name="P45"><text:span text:style-name="T64">In Echo Ops</text:span><text:span text:style-name="T67"> </text:span><text:span text:style-name="T73">matches, </text:span><text:span text:style-name="T74">official victory is not achieved just because all opponents surrender or are defeated in the immutable past. Instead, players must accrue a certain quantity of Victory Points </text:span><text:span text:style-name="T92">at any point during the Past or Present</text:span><text:span text:style-name="T74"> by controlling neutral </text:span><text:span text:style-name="T128">Subspace Amplifier Relays</text:span><text:span text:style-name="T74"> distributed around the map. These Amplifiers join the team of any hostile player whose number of units outnumber friendly units in its vision radius, after a capture-delay countdown.</text:span></text:p>
      <text:p text:style-name="P47"><text:span text:style-name="T74">Fully controlled Amplifiers provide the added benefit of periodically producing a small injection of free resources for their owner. They can also be used </text:span><text:span text:style-name="T84">to </text:span><text:span text:style-name="T74">Chrono-Freeze </text:span><text:span text:style-name="T84">a target</text:span><text:span text:style-name="T74"> at the cost of QP and disabling the Amplifier for a period of time. </text:span><text:span text:style-name="T75">Amplifiers can also fire their Freeze beams at other Amplifiers to forcibly disable them. This can be an important strategy to prevent an opponent claiming victory. Amplifiers cannot be </text:span><text:span text:style-name="T76">chronoported or destroyed (assuming no major bugs in my code), so this is the only way of dealing with them. </text:span></text:p>
      <text:p text:style-name="P46"><text:span text:style-name="T48">Disabled Amplifiers </text:span><text:span text:style-name="T75">do not produce any Victory Points or resources for their owners, however after a few minutes in this state they will spontaneously repair themselves back to full function for no cost. Or the player can spend resources to expedite the repair process. </text:span><text:span text:style-name="T76">Full-function Amplifiers are meant to be upgradable to increase their Victory Point value but this is not implemented yet.</text:span></text:p>
      <text:p text:style-name="P20"/>
      <text:p text:style-name="P48"><text:span text:style-name="T101">New Mechanics — </text:span><text:span text:style-name="T105">Starting a Match</text:span><text:span text:style-name="T100">:</text:span></text:p>
      <text:p text:style-name="P21">Echo Ops maps support TWO different kinds of starting conditions. You can begin with a Species Selector at a fixed starting position like in vanilla Achron. OR you can start as a "Landing Probe" that can fly around the map and pick any neutral "Landing Site" (i.e. neutral Species Selector) you want for your starting position. Which way the game starts is up to the map maker.</text:p>
      <text:p text:style-name="P48"><text:span text:style-name="T74">20 seconds after an Echo Ops map begins, human players are given nanite control over all AI owned starter units (i.e. Landing Probe or Species Selectors) on the map. Nanite control defaults to the nearest allied human player, or if there isn't one then </text:span><text:span text:style-name="T84">to </text:span><text:span text:style-name="T74">the nearest enemy human player or lowest number human observer. This way you can order the AI to play whatever species you want (once </text:span><text:span text:style-name="T84">CESO &amp; Vecgir</text:span><text:span text:style-name="T74"> are implemented), and in whatever position you want. You can even have AIs fight it out in a skirmish map while you obs.</text:span></text:p>
      <text:p text:style-name="P48"><text:span text:style-name="T77">Rather than requiring an AI to build a base, an AI players’ species selection creates a </text:span><text:span text:style-name="T129">Portal</text:span><text:span text:style-name="T77"> that periodically spawns units and unlocks upgrades for the selected faction. A map-customized Scenario Monitor script can enable these units to then construct bases and execute a deliberate strategy.</text:span></text:p>
      <text:p text:style-name="P15"/>
      <text:p text:style-name="P79"/>
      <text:p text:style-name="P66"><text:span text:style-name="T113">Changed</text:span><text:span text:style-name="T101"> Mechanics — </text:span><text:span text:style-name="T100">Resources:</text:span></text:p>
      <text:list xml:id="list957520803" text:style-name="L2">
        <text:list-item>
          <text:p text:style-name="P81">Primary Resource: Q-Plasma (QP)<text:line-break/>Q-Plasma is the primary resource for all factions in Achron: Echo Ops mod. It is consumed in order to construct most units and buildings, to unlock upgrades, and to use some special abilities. The main way to collect QP is to harvest it from pre-existing crates on the map using your mobile Resource Processor structures (RPs). Harvesting red crates provides QP much faster than blue crates, however red crates only contain a limited supply of plasma to extract. Blue crates can be mined indefinitely, but produce diminishing returns as additional RPs harvest from them.<text:line-break/><text:tab/>Some factions can supplement their production of Q-Plasma by other means as well, and capturable Amplifiers produce modest periodic bonus injections QP, L-Crystals, and Power for their owners while they are fully controlled. These Amplifier injections reduce in magnitude over the duration of a match, so do not depend on them in the long term.</text:p>
        </text:list-item>
      </text:list>
      <text:list xml:id="list74217712" text:style-name="L3">
        <text:list-item>
          <text:p text:style-name="P82">Secondary Resource: Power (P)<text:line-break/>All factions have Power as an important secondary resource. Power is consumed (usually along with Q-Plasma) by some actions and special abilities. Power can also be consumed as a penalty for allowing negative events to take place, like a Resource Processor coming under attack. The most important property of Power is that Resource Processors cannot harvest QP from crates while P is negative. Therefore it is important to be judicious about actions that consume P.<text:line-break/><text:tab/>Power is generated passively by Resource Processors, Amplifiers, and some faction specific units and buildings.</text:p>
        </text:list-item>
      </text:list>
      <text:list xml:id="list1927283636" text:style-name="L4">
        <text:list-item>
          <text:p text:style-name="P83">Special Secondary Resources:<text:line-break/>Factions can also have additional secondary resources and special ways of interacting with the common resources that make them unique. <text:s/>Understanding your faction’s special resource mechanics is an important factor for your success with them.</text:p>
        </text:list-item>
      </text:list>
      <text:list xml:id="list3049346371" text:style-name="L5">
        <text:list-item>
          <text:p text:style-name="P84">L-Crystal (LC) - Usually accrued as a one time product of spending QP, or from a unit being created or destroyed. Grekim can convert it back into QP <text:span text:style-name="T157">but have no other use for it</text:span>, while Humans and Vecgir can spend it as a resource parallel to QP.</text:p>
        </text:list-item>
        <text:list-item>
          <text:p text:style-name="P85">Reserves (R) - A resource used by Humans to produce manned units. Reserves are generated and stored by their Importer building. </text:p>
          <text:p text:style-name="P85"/>
        </text:list-item>
      </text:list>
      <text:p text:style-name="P6">Grekim Resources:</text:p>
      <text:p text:style-name="P30">Grekim use Q-Plasma as their primary resource for producing units, and as a secondary resource for constructing some buildings, researching technologies, Skip Teleporting their units, and for Chronoporting. Power is usually the primary resource for these other actions, and some actions, like Skip Teleporting and Chronoporting, cannot be performed unless P is positive. Additionally many Grekim units/buildings require Power above a certain threshold (e.g. 200 P) to perform some passive functions like regenerating health and energy. Thus the Grekim player may need to pay more attention to their Power than Human or Vecgir Players.</text:p>
      <text:p text:style-name="P2">In a pinch Grekim can use their RPs to convert QP into P. However this is only advantageous to do when Power is urgently required to perform an action. It is always more cost effective to let RPs restore the Power balance passively, than it is to spend QP expediting the process. <text:span text:style-name="T157">(</text:span>The cost of the lost mining time is always less than or equal to the QP cost of the missing Power.<text:span text:style-name="T157">)</text:span></text:p>
      <text:p text:style-name="P2"/>
      <text:p text:style-name="P66">Grekim also accrue L-Crystal from Amplifiers under their control, and as a partial refund when their units or (some) buildings die. LC has no direct uses for the Grekim, but they can convert it back into Q-Plasma over time using their Elder and Guardian units. Converting LC greatly reduces the defenses of these irreplaceable assets, so exercise caution when activating this ability.</text:p>
      <text:p text:style-name="P2"/>
      <text:p text:style-name="P3">Human Resources (Proposed):</text:p>
      <text:p text:style-name="P44">Humans use Q-Plasma as their primary resource for producing high-tech units and buildings (such as aircraft and the facilities to make them), for researching technologies, for Skip Teleporting their units, and for Chronoporting. They use L-Crystal as their primary resource to produce low-tech or generalist units and buildings (like Tanks). No asset or ability costs both QP and LC at the same time. In either case, Reserves are almost always required as a secondary resource for producing units.</text:p>
      <text:p text:style-name="P44">Additionally, all Human units consume some of their parent unit/structure’s (regenerating) health when produced. As such the number and health of the factories in a Human player’s bases may be considered a resource.</text:p>
      <text:p text:style-name="P2">Some Human units consume Power to use special abilities, and Human Teleporters consume Power to teleport units. Some assets produce power when consuming QP. No Human units require Power to Skip Teleport or Chronoport, these use QP only. Deliberate Power management is good practice for Human players, but will not usually have a significant effect on their operations.</text:p>
      <text:p text:style-name="P2">Human RPs collect Q-Plasma in the usual way. L-Crystal is then generated by Human units and buildings any time they consume QP (with 50% efficiency). They also gradually recycle a portion (50%) of LC consumed for producing units. Lastly, Human RPs can perform a special action to convert QP into an equal amount of LC and a significant excess of Power. However they have no way to Convert LC back into QP.</text:p>
      <text:p text:style-name="P2"/>
      <text:p text:style-name="P2"><text:span text:style-name="T100">Grekim </text:span><text:span text:style-name="T109">Strategic</text:span><text:span text:style-name="T100"> Overview<text:line-break/>*******************************</text:span></text:p>
      <text:p text:style-name="P8">Author’s Comments <text:span text:style-name="T161">about Grekim</text:span>:</text:p>
      <text:p text:style-name="P39"><text:span text:style-name="T85">I hesitate to say the Grekim faction in this mod embody an original theme compared to their vanilla counterpart. Both are foremost about the idea of projecting force back through the timeline to compensate for tactical inferiority. </text:span><text:span text:style-name="T86">But if you will humor me, what ultimately became the inspiration for my Grekim redesign was exploring their alien-ness. I want</text:span><text:span text:style-name="T89">ed</text:span><text:span text:style-name="T86"> them to feel like they are the product of a rational intelligence, but not one practicing any school of reason</text:span><text:span text:style-name="T87">ing</text:span><text:span text:style-name="T86"> that we would understand.</text:span></text:p>
      <text:p text:style-name="P40"><text:span text:style-name="T86">F</text:span><text:span text:style-name="T88">or example, almost every Grekim unit has some gimmick mechanic, plus one or more special abilities that they are built around; </text:span><text:span text:style-name="T89">t</text:span><text:span text:style-name="T88">hey have half a dozen different ways just of healing their units. Yet their Echo Ops unit roster contains nothing even so basic as a unit with a role analogous to a main battle tank. For Grekim, even the concept of a weapons platform that’s expected to survive and win engagements, without support from other unit types, is foreign.</text:span></text:p>
      <text:p text:style-name="P59"><text:span text:style-name="T131">S</text:span><text:span text:style-name="T132">o my goal was to really force them into a place (design wise) where they must exploit prescient information and engage in all sorts of space-time warping nonsense, just to get their units to the point of being reliably cost effective… because for time travel suffused civilization like them that’s just the normal and obvious way of doing things. I’m not sure yet how well I achieved that goal, but I gave it my best shot.</text:span></text:p>
      <text:p text:style-name="P17"/>
      <text:p text:style-name="P3"><text:soft-page-break/>How to Harvest Resources <text:span text:style-name="T180">with Grekim</text:span>:</text:p>
      <text:p text:style-name="P60">Grekim get Resource <text:span text:style-name="T179">Processors</text:span> by morphing Octos. GRPs are cloaked by default, and (as in vanilla) can fly while consuming <text:span text:style-name="T118">Fuel</text:span> in order to relocate. <text:span text:style-name="T158">GRPs can also consume Fuel to convert QP into Power</text:span>. <text:span text:style-name="T158">Uncloaking a GRP increases the regeneration rate of its Fuel supply.</text:span></text:p>
      <text:p text:style-name="P61">Grekim also get resources during the early game from their Guardian and Elder Keepers. <text:span text:style-name="T181">These units can also Convert LC into QP. Lastly, Grekim get resources from Amplifiers just like any other faction.</text:span></text:p>
      <text:p text:style-name="P2"/>
      <text:p text:style-name="P3">How to Produce Units:</text:p>
      <text:p text:style-name="P64"><text:span text:style-name="T79">As in vanilla Achron, </text:span><text:span text:style-name="T90">the most common way of producing T1/</text:span><text:span text:style-name="T93">T1.5</text:span><text:span text:style-name="T90"> Grekim units is with a trio of base class progenitors. Having a Spyre within range </text:span><text:span text:style-name="T93">or researching Loligo Tech</text:span><text:span text:style-name="T90"> adds the ability to produce Sepipods and Pharopods. To </text:span><text:span text:style-name="T92">p</text:span><text:span text:style-name="T90">roduce Loligo class units, you need to </text:span><text:span text:style-name="T97">spawn</text:span><text:span text:style-name="T93"> them from</text:span><text:span text:style-name="T90"> an </text:span><text:span text:style-name="T112">Arcticus</text:span><text:span text:style-name="T90"> that is within range of a Spyre (or research Loligo Tech). Pod class progenitors do not exist in the Echo Ops mod. </text:span></text:p>
      <text:p text:style-name="P74">There are a few additional differences from vanilla Achron:</text:p>
      <text:list xml:id="list3070393636" text:style-name="L6">
        <text:list-item>
          <text:p text:style-name="P86"><text:span text:style-name="T92">R</text:span><text:span text:style-name="T91">ather than using </text:span><text:span text:style-name="T93">pre-set </text:span><text:span text:style-name="T91">rally points, most </text:span><text:span text:style-name="T94">Grekim</text:span><text:span text:style-name="T91"> unit production orders function </text:span><text:span text:style-name="T93">as dispatch orders targeted to a location. The new unit will attack-move to its </text:span><text:span text:style-name="T94">dispatch</text:span><text:span text:style-name="T93"> point after it is finished gestating</text:span><text:span text:style-name="T91">. Units can also be given orders during their gestation </text:span><text:span text:style-name="T93">that</text:span><text:span text:style-name="T91"> they will carry out after they finish.</text:span></text:p>
        </text:list-item>
        <text:list-item>
          <text:p text:style-name="P87"><text:span text:style-name="T91">I</text:span><text:span text:style-name="T93">f you build an Arcticus it will become a universal progen</text:span><text:span text:style-name="T97">esis</text:span><text:span text:style-name="T93"> partner for all the base class progenitors within a 100 square radius around it. This means they can produce units without any other partners and the</text:span><text:span text:style-name="T94">ir</text:span><text:span text:style-name="T93"> unit-production Energy efficiency </text:span><text:span text:style-name="T94">is </text:span><text:span text:style-name="T93">substantially boost</text:span><text:span text:style-name="T94">ed</text:span><text:span text:style-name="T93">. The Arcticus also makes </text:span><text:span text:style-name="T94">all its</text:span><text:span text:style-name="T93"> base class progenitor partners </text:span><text:span text:style-name="T133">entirely undetectable</text:span><text:span text:style-name="T93"> by enemy units for as long as it </text:span><text:span text:style-name="T94">is around.</text:span></text:p>
        </text:list-item>
        <text:list-item>
          <text:p text:style-name="P88"><text:span text:style-name="T48">Arcticii use Energy to produce units just like other progenitors. However if an Arcticus does not have the </text:span><text:span text:style-name="T94">E</text:span><text:span text:style-name="T48">nergy needed it can still produce the unit, but it will die in the process. </text:span><text:span text:style-name="T91">I</text:span><text:span text:style-name="T48">t takes a long time to generate the Energy for a Loligo, so the tradeoff may be worthwhile.</text:span></text:p>
        </text:list-item>
        <text:list-item>
          <text:p text:style-name="P87"><text:span text:style-name="T94">If you choose to play </text:span><text:span text:style-name="T136">Vanguard</text:span><text:span text:style-name="T94"> </text:span><text:span text:style-name="T95">v</text:span><text:span text:style-name="T94">ariant Grekim during species selection then base class progenitors only require one partner to produce any other flavor of Grekim. (This might be bugged right now.)</text:span></text:p>
        </text:list-item>
      </text:list>
      <text:p text:style-name="P16"><text:span text:style-name="T159">Grekim buildings are morphed from base class units. Morphing a unit will heal it for 33% of its max hp, which will cancel out any damage from </text:span><text:span text:style-name="T160">movement</text:span><text:span text:style-name="T159"> fatigue.</text:span></text:p>
      <text:p text:style-name="P16"/>
      <text:p text:style-name="P3">How to Research Upgrades:</text:p>
      <text:p text:style-name="P29"><text:span text:style-name="T78">Grekim research upgrades at </text:span><text:span text:style-name="T106">Mounds</text:span><text:span text:style-name="T78">, which are produced by morphing Sepis. A new Mound must be created for each upgrade researched, and </text:span><text:span text:style-name="T146">the player retains the benefits of each upgrade only so long as the Mound that researched it remains alive</text:span><text:span text:style-name="T144">.</text:span><text:span text:style-name="T78"> If they lose the Mound they will need to research the upgrade again to regain its benefit</text:span></text:p>
      <text:p text:style-name="P22">Tech-enabled Mounds have a prominent sensor signature that makes them visible and even targetable through fog of war. Players can hide a Tech Mound by cloaking it, which disables its tech effect until the cloak is dropped.</text:p>
      <text:p text:style-name="P50"/>
      <text:p text:style-name="P10"/>
      <text:p text:style-name="P68">Special Gameplay Mechanics:</text:p>
      <text:p text:style-name="P53"><text:span text:style-name="T79">As in vanilla Achron, after researching Chrono Tech Grekim have the ability to chronoport their units without a gate. Chronoporting and Skip Teleportation for Grekim always costs a small amount of QP and a variable quantity of Power that depends on the unit. These abilities require the player to have positive Power, but will still execute even if they will put Power into the negative. </text:span><text:span text:style-name="T107">Grekim chronoporting has the added benefits of healing the </text:span><text:span text:style-name="T108">time </text:span><text:span text:style-name="T107">traveler for 50% of their max </text:span><text:span text:style-name="T112">HP</text:span><text:span text:style-name="T107">, and rechanging most abilities that depend on Energy or Ammo.</text:span></text:p>
      <text:p text:style-name="P54"><text:span text:style-name="T80">Grekim also have many other options for healing their assets. </text:span><text:span text:style-name="T81">In particular, some (e.g Base Class) Grekim automatically regenerate HP while idle if the player’s Power is over 200 P. Others can reset their HP to full by “rebooting their shields”, during which process they can be killed by a single hit. </text:span><text:span text:style-name="T145">CESO military analysts lack a consensus explanation for why Grekim have so many different healing mechanisms…</text:span></text:p>
      <text:p text:style-name="P55"><text:span text:style-name="T134">One theory is that w</text:span><text:span text:style-name="T135">ho or whatever designed the Grekim was much more willing to inflict damage on its own assets than any human military planner, </text:span><text:span text:style-name="T134">and that the healing sources are a compensatory mechanism</text:span><text:span text:style-name="T135">. </text:span><text:span text:style-name="T149">Some Grekim units bleed of HP while moving, up to 33% of their max HP. </text:span><text:span text:style-name="T150">Many also suffer aggressive HP degradation just from firing their weapons</text:span><text:span text:style-name="T149">. </text:span><text:span text:style-name="T150">Sepis and Pharos will even cause lethal damage to themselves in order to continue firing.</text:span></text:p>
      <text:p text:style-name="P51"/>
      <text:p text:style-name="P7">Static Defenses:</text:p>
      <text:p text:style-name="P49">Grekim Reaphs autonomously heal friendly units by consuming Power and Energy. They are produced by spawning or morph from Sepis. If a Reaph runs out of Energy it will die.</text:p>
      <text:p text:style-name="P52">Domes are detectors and the Grekim equivalent to a general purpose turret, morphed from Octos. Unlike un-modded Achron, Echo Ops Domes are available from the start of the game, without requiring any form of research. Domes become cloaked after finishing the morphing process, and remain so at all times except when moving or damaged. Researching Weapons Tech greatly improves their lethargic default rate of fire.</text:p>
      <text:p text:style-name="P52">Selecting the Vanguard variant Grekim at the start of the game disables the creation Reaphs and Domes by ordinary means.</text:p>
      <text:p text:style-name="P52"/>
      <text:p text:style-name="P80"/>
      <text:p text:style-name="P69"><text:span text:style-name="T110">G</text:span><text:span text:style-name="T116">rekim G</text:span><text:span text:style-name="T110">ame Plans</text:span><text:span text:style-name="T100">:</text:span></text:p>
      <text:p text:style-name="P57"><text:span text:style-name="T151">Grekim </text:span><text:span text:style-name="T152">have a few options for rushes to deploy in the early game while their resource generation is </text:span><text:span text:style-name="T153">bolstered</text:span><text:span text:style-name="T152"> by their Keepers. Adv Str Tech or Specials Tech can be rushed out to give an early edge in combat. Otherwise the Grekim should expand greedily to grab resources and Amplifiers. </text:span><text:span text:style-name="T154">M</text:span><text:span text:style-name="T152">id game Grekim are resource hungry </text:span><text:span text:style-name="T154">and t</text:span><text:span text:style-name="T152">heir RPs </text:span><text:span text:style-name="T154">have the innate</text:span><text:span text:style-name="T152"> protection </text:span><text:span text:style-name="T154">of</text:span><text:span text:style-name="T152"> being cloaked, </text:span><text:span text:style-name="T154">so naked expanding </text:span><text:span text:style-name="T155">can be</text:span><text:span text:style-name="T154"> a worthwhile risk</text:span><text:span text:style-name="T152">. Defensive lines can be established with Reaphs, Domes, Sepis, Pharos, &amp; Octopods. </text:span><text:span text:style-name="T155">If there is danger of being rushed or overrun at any point in the early game period, be sure to freeze enough Amplifiers to prevent your enemy snatching victory. </text:span></text:p>
      <text:p text:style-name="P56"><text:span text:style-name="T152">By +</text:span><text:span text:style-name="T153">4:00 to </text:span><text:span text:style-name="T152">5:00 a mid game transition plan for adding Pharopods and Sepipods, or to rush out a Loligo </text:span><text:span text:style-name="T153">or a chrono-raid, </text:span><text:span text:style-name="T152">should be in action. </text:span><text:span text:style-name="T153">Chrono Tech is the next priority to research during this phase, as it helps both offense and defense and gives Pharopods a game changing TSS ability.</text:span></text:p>
      <text:p text:style-name="P23"><text:span text:style-name="T147">By +8:00 a Grekim player should have a fortified secondary base with a full complement of RPs (4-6) if they want to sustain a high tech late game strategy. </text:span><text:span text:style-name="T148">In that case, Loligo Tech and several spare Arcticii will enable a T3 supported air supremacy strategy or an Octoligo push; or you can stay on Pharopods and Octopods</text:span><text:span text:style-name="T147">. </text:span><text:span text:style-name="T148">If sufficient resources</text:span><text:span text:style-name="T147"> </text:span><text:span text:style-name="T148">have not been secured, fall back on T1 compositions and try to outlast the opponent in a war of attrition. In either case Weapons Tech is a good investment.</text:span><text:span text:style-name="T147"> </text:span></text:p>
      <text:p text:style-name="P52"/>
      <text:p text:style-name="P2"><text:span text:style-name="T111">Unit Summaries</text:span><text:span text:style-name="T100">:</text:span></text:p>
      <text:list xml:id="list3275144353" text:style-name="L7">
        <text:list-item>
          <text:p text:style-name="P90">Octo - An upgradeable melee tank.</text:p>
          <text:list>
            <text:list-item>
              <text:p text:style-name="P91">After <text:span text:style-name="T11">giving</text:span> or receiving enough damage, Octos release a TSS pulse that puts them in an invulnerable stasis and does a respectable chunk of splash damage to everything around them. While in stasis they can <text:span text:style-name="T11">see and</text:span> heal themselves, but cannot move or attack. <text:span text:style-name="T2">Their normal attack has a small splash </text:span><text:span text:style-name="T11">radius and </text:span><text:span text:style-name="T2">a deceptively modest dps rate (considering their other limitations). </text:span><text:span text:style-name="T15">They do not take fatigue damage while attacking or while moving, but t</text:span><text:span text:style-name="T2">hey </text:span><text:span text:style-name="T10">have only </text:span><text:span text:style-name="T11">modest</text:span><text:span text:style-name="T10"> HP and</text:span><text:span text:style-name="T2"> are helpless against flying units.</text:span></text:p>
            </text:list-item>
            <text:list-item>
              <text:p text:style-name="P92"><text:span text:style-name="T15">Upgrades: </text:span>Adv Str tech lets Octos cloak while idle, and gives them a rapid HP regeneration effect that uses the Octo’s <text:span text:style-name="T3">E</text:span>nergy to heal it. This effectively increases their max HP in any situation where they are not instantly killed. Weapons tech makes their regeneration even faster and more potent, making them into the ultimate tank unit.</text:p>
            </text:list-item>
            <text:list-item>
              <text:p text:style-name="P90">Tactics: Once their regeneration is researched, Octos make excellent tanks for other units <text:span text:style-name="T1">in every phase of the game</text:span>, since enemies will always target them first. TSS pulse lets them survive even against impossible odds, but also makes them unable to finish a fight on their own, so they need to be supported. They tend to obstruct each other quite a lot in battle. Using small groups and <text:span text:style-name="T1">concaves</text:span> will make them much more effective.</text:p>
            </text:list-item>
            <text:list-item>
              <text:p text:style-name="P91"><text:span text:style-name="T11">Strong vs: Pharos, MARs, </text:span><text:span text:style-name="T17">Beam</text:span><text:span text:style-name="T11">Tanks, Sepis</text:span></text:p>
            </text:list-item>
            <text:list-item>
              <text:p text:style-name="P91"><text:span text:style-name="T13">Very </text:span><text:span text:style-name="T11">Weak vs: Octopods, </text:span><text:span text:style-name="T12">SOPs,</text:span><text:span text:style-name="T11"> Pharopods, Pharoligos, </text:span><text:span text:style-name="T12">Tornades</text:span></text:p>
            </text:list-item>
          </text:list>
          <text:p text:style-name="P93"/>
        </text:list-item>
        <text:list-item>
          <text:p text:style-name="P134"><text:span text:style-name="T1">Sepi</text:span> - A <text:span text:style-name="T1">cloaking dps &amp; anti-air support sharpshooter</text:span>. <text:span text:style-name="T12">(A key unit for every </text:span><text:span text:style-name="T13">match up and game plan.</text:span><text:span text:style-name="T12">)</text:span></text:p>
          <text:list>
            <text:list-item>
              <text:p text:style-name="P94"><text:span text:style-name="T2">Sepis have a long range and high rate of fire against both ground and air </text:span><text:span text:style-name="T15">targets</text:span><text:span text:style-name="T2">. </text:span><text:span text:style-name="T3">When fighting ground targets their initial dps is very high but reduces if they take damage or </text:span><text:span text:style-name="T4">if they </text:span><text:span text:style-name="T3">don’t have </text:span><text:span text:style-name="T4">E</text:span><text:span text:style-name="T3">nergy; </text:span><text:span text:style-name="T4">t</text:span><text:span text:style-name="T3">hey suffer only very slightly </text:span><text:span text:style-name="T4">from </text:span><text:span text:style-name="T157">ground-</text:span><text:span text:style-name="T4">combat-</text:span><text:span text:style-name="T3">fatigue damage</text:span><text:span text:style-name="T2">. </text:span><text:span text:style-name="T3">Against air they suffer heavy fatigue damage but gain the benefit of an impressive splash damage radius</text:span><text:span text:style-name="T2">. They </text:span><text:span text:style-name="T4">automatically </text:span><text:span text:style-name="T2">cloak while moving and remain cloaked until they attack, making them useful as ambushers, scouts, and infiltrators. Sepis’ principle weaknesses </text:span><text:span text:style-name="T3">are very low hp, </text:span><text:span text:style-name="T157">a slow rotation rate</text:span><text:span text:style-name="T3">, and a vision radius that is much smaller than their attack range.</text:span></text:p>
            </text:list-item>
            <text:list-item>
              <text:p text:style-name="P95"><text:span text:style-name="T15">Active Abilities: </text:span><text:span text:style-name="T3">Sepis </text:span><text:span text:style-name="T15">can</text:span><text:span text:style-name="T3"> use their Energy and the player’s Power to spawn a Reaph without morphing. Without full Energy they morph as usual. Using their Energy in this way </text:span><text:span text:style-name="T12">penalizes</text:span><text:span text:style-name="T3"> their anti-ground dps so it should be used </text:span><text:span text:style-name="T4">judiciously</text:span><text:span text:style-name="T3">.</text:span></text:p>
            </text:list-item>
            <text:list-item>
              <text:p text:style-name="P93">Tactics: <text:span text:style-name="T4">Sepis need other units to spot and tank for them,</text:span> <text:span text:style-name="T4">otherwise they should disengage </text:span><text:span text:style-name="T162">by cloaking or skip teleporting away</text:span>. <text:span text:style-name="T4">When their needs are met they are highly effective </text:span><text:span text:style-name="T12">in all matchups, </text:span><text:span text:style-name="T4">from the moment the game begin even into the very late game</text:span>.</text:p>
            </text:list-item>
            <text:list-item>
              <text:p text:style-name="P96"><text:span text:style-name="T13">Very </text:span><text:span text:style-name="T11">Strong vs: </text:span><text:span text:style-name="T12">Sepipods</text:span><text:span text:style-name="T11">, </text:span><text:span text:style-name="T12">Todaros, </text:span><text:span text:style-name="T13">Turrets</text:span><text:span text:style-name="T12">, SOPs, </text:span><text:span text:style-name="T13">Reaphs</text:span></text:p>
            </text:list-item>
            <text:list-item>
              <text:p text:style-name="P97"><text:span text:style-name="T11">Weak vs: </text:span><text:span text:style-name="T12">Pharoligos</text:span><text:span text:style-name="T11">, </text:span><text:span text:style-name="T12">Octoligos,</text:span><text:span text:style-name="T11"> </text:span><text:span text:style-name="T12">Pharos, </text:span><text:span text:style-name="T13">Marines, </text:span><text:span text:style-name="T12">ATHCs</text:span></text:p>
            </text:list-item>
          </text:list>
        </text:list-item>
      </text:list>
      <text:p text:style-name="P30"/>
      <text:list xml:id="list164732107821265" text:continue-numbering="true" text:style-name="L7">
        <text:list-item>
          <text:p text:style-name="P98"><text:span text:style-name="T4">Pharo</text:span> - A <text:span text:style-name="T4">tanky detector with </text:span><text:span text:style-name="T13">anti-ground</text:span><text:span text:style-name="T4"> splash damage</text:span>.</text:p>
          <text:list>
            <text:list-item>
              <text:p text:style-name="P99"><text:span text:style-name="T4">Pharo</text:span><text:span text:style-name="T5">s are detectors and have a lot of hp. They even have a one-time ability to automatically reset their HP back to max if brought to low health before firing their weapon</text:span><text:span text:style-name="T3">. </text:span><text:span text:style-name="T5">However their anti-ground splash attack is weak and they suffer appalling amounts of fatigue damage each time they fire. They are slow and cannot attack air units.</text:span></text:p>
            </text:list-item>
            <text:list-item>
              <text:p text:style-name="P100"><text:span text:style-name="T15">Active Abilities: </text:span><text:span text:style-name="T18">After researching Specials tech, Pharos gain </text:span><text:span text:style-name="T19">an</text:span><text:span text:style-name="T18"> ability </text:span><text:span text:style-name="T19">that</text:span><text:span text:style-name="T18"> spawn</text:span><text:span text:style-name="T19">s</text:span><text:span text:style-name="T18"> </text:span><text:span text:style-name="T19">a </text:span><text:span text:style-name="T18">Spider Probe by </text:span><text:span text:style-name="T19">consuming</text:span><text:span text:style-name="T18"> some of their HP</text:span><text:span text:style-name="T3">.</text:span></text:p>
            </text:list-item>
            <text:list-item>
              <text:p text:style-name="P101">Tactics: <text:span text:style-name="T16">Pharos</text:span><text:span text:style-name="T8"> should not join battle</text:span><text:span text:style-name="T7"> in </text:span><text:span text:style-name="T8">groups larger than</text:span><text:span text:style-name="T7"> two or three </text:span><text:span text:style-name="T8">or they will risk losing cost effectiveness because of</text:span><text:span text:style-name="T7"> self-inflicted splash damage and gridlock. </text:span><text:span text:style-name="T162">E</text:span><text:span text:style-name="T16">ven then, without micro they</text:span><text:span text:style-name="T6"> never survive </text:span><text:span text:style-name="T16">for</text:span><text:span text:style-name="T6"> </text:span><text:span text:style-name="T7">long in</text:span><text:span text:style-name="T6"> battle </text:span><text:span text:style-name="T7">d</text:span><text:span text:style-name="T6">ue to their fatigue properties</text:span><text:span text:style-name="T16">.</text:span><text:span text:style-name="T7"> </text:span><text:s/><text:span text:style-name="T6">In fact, </text:span><text:span text:style-name="T7">they</text:span><text:span text:style-name="T5"> </text:span><text:span text:style-name="T7">must</text:span><text:span text:style-name="T5"> hit multiple targets </text:span><text:span text:style-name="T7">with each</text:span><text:span text:style-name="T5"> attack to </text:span><text:span text:style-name="T6">even </text:span><text:span text:style-name="T5">be cost effective</text:span>.<text:span text:style-name="T7"> </text:span><text:span text:style-name="T16">Despite this, the Pharo is indispensable because it is</text:span><text:span text:style-name="T7"> the only dependable detector and tank </text:span><text:span text:style-name="T16">for </text:span><text:span text:style-name="T7">Grekim’</text:span><text:span text:style-name="T16">s</text:span><text:span text:style-name="T7"> early game. Once </text:span><text:span text:style-name="T16">better options</text:span><text:span text:style-name="T7"> </text:span><text:span text:style-name="T16">become</text:span><text:span text:style-name="T7"> affordable, </text:span><text:span text:style-name="T16">Pharos should be mostly phased out</text:span><text:span text:style-name="T7">. Sepipods and Domes </text:span><text:span text:style-name="T16">are</text:span><text:span text:style-name="T7"> more durable detectors</text:span>. <text:span text:style-name="T7">Reaph-supported Octopods are better tanks</text:span>. <text:span text:style-name="T5">Octoligos, Pharoligos, </text:span><text:span text:style-name="T6">and</text:span><text:span text:style-name="T5"> massed Sepis </text:span><text:span text:style-name="T7">are</text:span><text:span text:style-name="T5"> better option for crowd control. </text:span><text:span text:style-name="T16">But the</text:span><text:span text:style-name="T9"> Pharo </text:span><text:span text:style-name="T16">does always retain one</text:span><text:span text:style-name="T9"> redeeming quality over these </text:span><text:span text:style-name="T16">preferred</text:span><text:span text:style-name="T9"> options: it is </text:span><text:span text:style-name="T16">very</text:span><text:span text:style-name="T9"> quick to produce and </text:span><text:span text:style-name="T16">highly </text:span><text:span text:style-name="T9">expendable.</text:span></text:p>
            </text:list-item>
            <text:list-item>
              <text:p text:style-name="P97"><text:span text:style-name="T11">Strong vs: </text:span><text:span text:style-name="T13">Octopods</text:span><text:span text:style-name="T11">, </text:span><text:span text:style-name="T13">Sepis</text:span><text:span text:style-name="T12">, Marine, SOPs</text:span></text:p>
            </text:list-item>
            <text:list-item>
              <text:p text:style-name="P102"><text:span text:style-name="T13">Very </text:span><text:span text:style-name="T11">Weak vs: </text:span><text:span text:style-name="T13">Octos</text:span><text:span text:style-name="T12">,</text:span><text:span text:style-name="T11"> </text:span><text:span text:style-name="T12">Pharo</text:span><text:span text:style-name="T13">pods, Tornades, </text:span><text:span text:style-name="T12">Pharoligos</text:span></text:p>
            </text:list-item>
          </text:list>
        </text:list-item>
      </text:list>
      <text:p text:style-name="P31"/>
      <text:p text:style-name="P31"/>
      <text:list xml:id="list164731037700815" text:continue-numbering="true" text:style-name="L7">
        <text:list-item>
          <text:p text:style-name="P135"><text:span text:style-name="T14">Octopod</text:span> – <text:span text:style-name="T14">A regenerating tank-buster with a slow rate of fire</text:span>. <text:span text:style-name="T12">(A key unit for every </text:span><text:span text:style-name="T13">match up and game plan.</text:span><text:span text:style-name="T12">)</text:span></text:p>
          <text:list>
            <text:list-item>
              <text:p text:style-name="P102"><text:span text:style-name="T14">Octopods have an 8 second cool down on their </text:span><text:span text:style-name="T15">powerful </text:span><text:span text:style-name="T14">anti-ground cannon, during which they can move </text:span><text:span text:style-name="T15">around</text:span><text:span text:style-name="T14">. If the cannon is fully charged and they are not under immediate attack, the</text:span><text:span text:style-name="T15">y</text:span><text:span text:style-name="T14"> </text:span><text:span text:style-name="T17">also </text:span><text:span text:style-name="T14">rapidly regenerate HP up to 2/3 their max, even while moving. </text:span><text:span text:style-name="T15">Their cannon’s high damage is compensated by inflicting </text:span><text:span text:style-name="T17">heavy</text:span><text:span text:style-name="T15"> </text:span><text:span text:style-name="T17">self-</text:span><text:span text:style-name="T15">damage each time it fire</text:span><text:span text:style-name="T17">s;</text:span><text:span text:style-name="T15"> and t</text:span><text:span text:style-name="T14">hey have no anti-air attack. </text:span><text:span text:style-name="T17">The cannon can sometimes misfire, dealing reduced damage.</text:span></text:p>
            </text:list-item>
            <text:list-item>
              <text:p text:style-name="P102">Tactics: <text:span text:style-name="T17">Octopods are the backbone of Grekim ground forces. </text:span><text:span text:style-name="T19">With their powerful alpha-strike, t</text:span><text:span text:style-name="T18">heir job is kill</text:span><text:span text:style-name="T19">ing</text:span><text:span text:style-name="T18"> things </text:span><text:span text:style-name="T19">that need to be killed promptly.</text:span><text:span text:style-name="T18"> Micro is required to kite enemies and regenerate HP but it will reap huge dividends. Avoid using them like main battle tanks, </text:span><text:span text:style-name="T19">as</text:span><text:span text:style-name="T18"> they </text:span><text:span text:style-name="T19">become</text:span><text:span text:style-name="T18"> rather fragile </text:span><text:span text:style-name="T19">after just a few shots, </text:span><text:span text:style-name="T163">but when supported by Reaphs they are reliable tank busters. </text:span></text:p>
            </text:list-item>
            <text:list-item>
              <text:p text:style-name="P102"><text:span text:style-name="T14">Very </text:span><text:span text:style-name="T11">Strong vs: </text:span><text:span text:style-name="T13">Octo</text:span><text:span text:style-name="T14">s</text:span><text:span text:style-name="T11">, </text:span><text:span text:style-name="T12">SOPs, </text:span><text:span text:style-name="T14">Octoligos, ATHCs</text:span></text:p>
            </text:list-item>
            <text:list-item>
              <text:p text:style-name="P130">Strong vs: Beam Tanks, MARs, MFBs, <text:span text:style-name="T18">Turrets</text:span></text:p>
            </text:list-item>
            <text:list-item>
              <text:p text:style-name="P103"><text:span text:style-name="T11">Weak vs: </text:span><text:span text:style-name="T12">Pharo</text:span><text:span text:style-name="T13">pods, Tornades, </text:span><text:span text:style-name="T12">Pharoligos, </text:span><text:span text:style-name="T17">Pharos</text:span></text:p>
            </text:list-item>
          </text:list>
        </text:list-item>
      </text:list>
      <text:p text:style-name="P32"/>
      <text:list xml:id="list164730611655450" text:continue-numbering="true" text:style-name="L7">
        <text:list-item>
          <text:p text:style-name="P103"><text:span text:style-name="T20">Sepi</text:span><text:span text:style-name="T14">pod</text:span> – <text:span text:style-name="T14">A </text:span><text:span text:style-name="T20">fast air superiority fighter-bomber with cloak detection</text:span>.</text:p>
          <text:list>
            <text:list-item>
              <text:p text:style-name="P103"><text:span text:style-name="T20">The Sepipod is a durable detector that can pull double duty as raider or anti-air brawler. Its weapons consume regenerating Ammo </text:span><text:span text:style-name="T163">when firing</text:span><text:span text:style-name="T20"> fire as a fatigue mechanic, so the damage it can inflict in one sortie is limited, </text:span><text:span text:style-name="T21">but it has high HP for a T2 aircraft. It will slowly accumulate </text:span><text:span text:style-name="T24">minor </text:span><text:span text:style-name="T21">damage from movement fatigue so </text:span><text:span text:style-name="T24">Reaph support </text:span><text:span text:style-name="T163">to top up HP </text:span><text:span text:style-name="T24">is a plus</text:span><text:span text:style-name="T21">. </text:span></text:p>
            </text:list-item>
            <text:list-item>
              <text:p text:style-name="P104">Tactics: <text:span text:style-name="T22">Sepipods have enough vision radius and HP to stay safe in their detector-support role with just a little micro</text:span><text:span text:style-name="T18">. </text:span><text:span text:style-name="T23">As raiders they need a bit more attention, but the same advantages apply</text:span><text:span text:style-name="T18">. </text:span><text:span text:style-name="T22">The biggest danger Sepipods face is</text:span><text:span text:style-name="T23"> </text:span><text:span text:style-name="T22">getting into a sustained battle where the low combat stamina of their ammo pool serve</text:span><text:span text:style-name="T24">s</text:span><text:span text:style-name="T22"> them poorly. </text:span><text:span text:style-name="T23">In GvG massed Sepipods can make a play for air superiority in the midgame, and </text:span><text:span text:style-name="T163">they can </text:span><text:span text:style-name="T23">support Sepiligos for the same objective in the late. Against CESO they are too outclassed by the Frigate to make a serious play for air dominance, so they should only be dispatched as raiders. </text:span></text:p>
            </text:list-item>
            <text:list-item>
              <text:p text:style-name="P105"><text:span text:style-name="T14">Very </text:span><text:span text:style-name="T11">Strong vs: </text:span><text:span text:style-name="T12">Pharoligos,</text:span><text:span text:style-name="T23"> SOPs, Lancers, isolated Marines, Tornades, </text:span><text:span text:style-name="T12">Pharo</text:span><text:span text:style-name="T13">pods, </text:span></text:p>
            </text:list-item>
            <text:list-item>
              <text:p text:style-name="P103"><text:span text:style-name="T17">Strong vs: </text:span><text:span text:style-name="T23">ATHCs, isolated Sepis, </text:span><text:span text:style-name="T24">Cruisers</text:span></text:p>
            </text:list-item>
            <text:list-item>
              <text:p text:style-name="P105"><text:span text:style-name="T11">Weak vs: </text:span><text:span text:style-name="T24">Sepiligos, Todaros, Domes</text:span></text:p>
            </text:list-item>
            <text:list-item>
              <text:p text:style-name="P106"><text:span text:style-name="T24">Very </text:span><text:span text:style-name="T11">Weak vs: </text:span><text:span text:style-name="T24">Octoligos, Turrets, Massed Sepis, Mechs, Beam Tanks, Frigates</text:span></text:p>
            </text:list-item>
          </text:list>
        </text:list-item>
      </text:list>
      <text:p text:style-name="P33"/>
      <text:p text:style-name="P33"/>
      <text:list xml:id="list164731067246561" text:continue-numbering="true" text:style-name="L7">
        <text:list-item>
          <text:p text:style-name="P136"><text:span text:style-name="T25">Pharo</text:span><text:span text:style-name="T14">pod</text:span> – <text:span text:style-name="T14">A regenerating </text:span><text:span text:style-name="T25">stealth bomber</text:span><text:span text:style-name="T20"> with </text:span><text:span text:style-name="T25">an invulnerability </text:span><text:span text:style-name="T30">upgrade</text:span><text:span text:style-name="T25">. <text:s/></text:span><text:span text:style-name="T12">(A key unit for every </text:span><text:span text:style-name="T13">match up and game plan.</text:span><text:span text:style-name="T12">)</text:span></text:p>
          <text:list>
            <text:list-item>
              <text:p text:style-name="P107"><text:span text:style-name="T25">Pharopods </text:span><text:span text:style-name="T26">use a very high </text:span><text:span text:style-name="T27">dps </text:span><text:span text:style-name="T26">rocket attack that can </text:span><text:span text:style-name="T27">only </text:span><text:span text:style-name="T26">target ground units</text:span><text:span text:style-name="T25">. </text:span><text:span text:style-name="T26">They </text:span><text:span text:style-name="T25">are cloaked at all times, except during their gestation (when they are visible through the fog of war) </text:span><text:span text:style-name="T26">and briefly when firing a rocket to attack</text:span><text:span text:style-name="T25">. </text:span><text:span text:style-name="T26">They also rapidly regenerate their HP up to 100% whenever they are out of combat, </text:span><text:span text:style-name="T27">and t</text:span><text:span text:style-name="T26">hey do not experience any fatigue effects</text:span><text:span text:style-name="T25">. </text:span><text:span text:style-name="T26">Their weaknesses are high cost, low HP,</text:span><text:span text:style-name="T27"> mediocre speed compared to other aircraft, and lack of an anti-air attack</text:span><text:span text:style-name="T25">. </text:span><text:span text:style-name="T27">Because of</text:span><text:span text:style-name="T26"> their invisibility and the difficult of exterminating them,</text:span><text:span text:style-name="T25"> CESO </text:span><text:span text:style-name="T27">personnel gave them the</text:span><text:span text:style-name="T25"> reporting name “Vampire.”</text:span></text:p>
            </text:list-item>
            <text:list-item>
              <text:p text:style-name="P108"><text:span text:style-name="T15">Upgrades: </text:span><text:span text:style-name="T25">Chronoporting </text:span>tech <text:span text:style-name="T25">enables Pharo</text:span><text:span text:style-name="T14">pod</text:span><text:span text:style-name="T25">s to use an emergency TSS. </text:span><text:span text:style-name="T26">I</text:span><text:span text:style-name="T25">f they are at risk of dying, </text:span><text:span text:style-name="T30">i</text:span><text:span text:style-name="T26">t</text:span><text:span text:style-name="T25"> automatically renders them invulnerable for a short time </text:span><text:span text:style-name="T27">by consuming</text:span><text:span text:style-name="T25"> all their energy. They can continue to move, attack, and regenerate while the TSS is in effect.</text:span></text:p>
            </text:list-item>
            <text:list-item>
              <text:p text:style-name="P109">Tactics: <text:span text:style-name="T26">Before Chronotech, Pharopods have an important role to fill as tank busters </text:span><text:span text:style-name="T27">and high impact raiders</text:span><text:span text:style-name="T23">. </text:span><text:span text:style-name="T28">With </text:span><text:span text:style-name="T26">Chronotech</text:span><text:span text:style-name="T27">, a well microed </text:span><text:span text:style-name="T25">Pharopods </text:span><text:span text:style-name="T27">becomes </text:span><text:span text:style-name="T30">almost</text:span><text:span text:style-name="T27"> impossible to kill, except in the unplayable past, </text:span><text:span text:style-name="T28">making them extremely po</text:span><text:span text:style-name="T32">tent</text:span><text:span text:style-name="T27">. They </text:span><text:span text:style-name="T29">should</text:span><text:span text:style-name="T27"> be used as a “removal asset” to snipe high priority or well defended ground targets </text:span><text:span text:style-name="T28">without any risk of failure.</text:span><text:span text:style-name="T27"> </text:span><text:span text:style-name="T29">The only limitation on this power is a long cool down.</text:span></text:p>
            </text:list-item>
            <text:list-item>
              <text:p text:style-name="P110"><text:span text:style-name="T14">Very </text:span><text:span text:style-name="T11">Strong </text:span><text:span text:style-name="T29">(</text:span><text:span text:style-name="T26">Un-Upgraded</text:span><text:span text:style-name="T29">) </text:span><text:span text:style-name="T11">vs: </text:span><text:span text:style-name="T28">Octopods, Beam Tanks, ATHCs, Reaphs, </text:span><text:span text:style-name="T29">Biological Infantry</text:span></text:p>
            </text:list-item>
            <text:list-item>
              <text:p text:style-name="P110"><text:span text:style-name="T28">Very </text:span><text:span text:style-name="T11">Weak </text:span><text:span text:style-name="T29">(</text:span><text:span text:style-name="T26">Un-Upgraded</text:span><text:span text:style-name="T29">) </text:span><text:span text:style-name="T11">vs: </text:span><text:span text:style-name="T24">Sepi</text:span><text:span text:style-name="T28">pods, Tornades, Domes, Turrets, Mechs</text:span></text:p>
            </text:list-item>
            <text:list-item>
              <text:p text:style-name="P110"><text:span text:style-name="T14">Very </text:span><text:span text:style-name="T11">Strong </text:span><text:span text:style-name="T29">(</text:span><text:span text:style-name="T26">Upgraded</text:span><text:span text:style-name="T29">) </text:span><text:span text:style-name="T11">vs: </text:span><text:span text:style-name="T177">As above </text:span><text:span text:style-name="T28">+ Octoligos, Turrets, Mechs</text:span></text:p>
            </text:list-item>
            <text:list-item>
              <text:p text:style-name="P111"><text:span text:style-name="T11">Weak </text:span><text:span text:style-name="T29">(</text:span><text:span text:style-name="T26">Upgraded</text:span><text:span text:style-name="T29">)</text:span><text:span text:style-name="T11"> vs: </text:span><text:span text:style-name="T24">Sepi</text:span><text:span text:style-name="T28">pods, Tornades</text:span></text:p>
            </text:list-item>
          </text:list>
        </text:list-item>
      </text:list>
      <text:p text:style-name="P34"/>
      <text:p text:style-name="P34"/>
      <text:list xml:id="list164732285789897" text:continue-numbering="true" text:style-name="L7">
        <text:list-item>
          <text:p text:style-name="P137"><text:span text:style-name="T31">Octoligo</text:span> – <text:span text:style-name="T14">A </text:span><text:span text:style-name="T32">huge</text:span><text:span text:style-name="T31"> anti-air tank with </text:span><text:span text:style-name="T39">massive</text:span><text:span text:style-name="T32"> splash</text:span><text:span text:style-name="T31"> attacks</text:span>.</text:p>
          <text:list>
            <text:list-item>
              <text:p text:style-name="P112"><text:span text:style-name="T32">The Octoligo is a crowd-control monster</text:span><text:span text:style-name="T14">. I</text:span><text:span text:style-name="T32">t has 1200 points of HP and a suite of weapons seemingly inspired by </text:span><text:span text:style-name="T33">the theme of</text:span><text:span text:style-name="T32"> “flak cannon.” </text:span><text:span text:style-name="T33">Its anti-ground weapon is a variant of the Octopod’s gun that trades range for a devastating area of effect. </text:span><text:span text:style-name="T35">(Some soldiers even </text:span><text:span text:style-name="T163">insist</text:span><text:span text:style-name="T35"> they’ve seen a double barrel version</text:span><text:span text:style-name="T33">.</text:span><text:span text:style-name="T35">)</text:span><text:span text:style-name="T33"> But worse, its anti-air </text:span><text:span text:style-name="T38">cannon</text:span><text:span text:style-name="T33"> flings out a</text:span><text:span text:style-name="T40">n </text:span><text:span text:style-name="T163">infallible</text:span><text:span text:style-name="T33"> mix of single target and area-of-effect damage to a radius of 30 units… </text:span><text:span text:style-name="T35">that</text:span><text:span text:style-name="T34"> then explodes to engulf a 30 unit diameter around that point! </text:span><text:span text:style-name="T33">CESO soldiers call them Cthulhu. </text:span><text:span text:style-name="T34">In theory, immobility should be its main weakness, but </text:span><text:span text:style-name="T163">an </text:span><text:span text:style-name="T32">Octoligo</text:span><text:span text:style-name="T35"> has </text:span><text:span text:style-name="T34">a vision radius to overshadow its weapons range. </text:span><text:span text:style-name="T35">That means </text:span><text:span text:style-name="T37">it</text:span><text:span text:style-name="T35"> can skip teleport anywhere </text:span><text:span text:style-name="T37">it</text:span><text:span text:style-name="T35"> can see, and</text:span><text:span text:style-name="T33"> Cthulhu </text:span><text:span text:style-name="T35">sees all!</text:span></text:p>
            </text:list-item>
            <text:list-item>
              <text:p text:style-name="P113">Tactics: <text:span text:style-name="T36">But don’t be fooled... “</text:span><text:span text:style-name="T33">Cthulhu” </text:span><text:span text:style-name="T36">is actually a lot of bark and </text:span><text:span text:style-name="T37">only</text:span><text:span text:style-name="T36"> a little bit of bite</text:span><text:span text:style-name="T33">. </text:span><text:span text:style-name="T37">Octoligos are</text:span><text:span text:style-name="T36"> </text:span><text:span text:style-name="T39">pretty </text:span><text:span text:style-name="T36">good in a close in fight with massed infantry or light vehicles, but what </text:span><text:span text:style-name="T37">they’re</text:span><text:span text:style-name="T36"> really for is turning a big chunk of the map into a moving no-fly-zone</text:span><text:span text:style-name="T33">. </text:span><text:span text:style-name="T37">They</text:span><text:span text:style-name="T36"> are </text:span><text:span text:style-name="T39">walking </text:span><text:span text:style-name="T36">anti-air deterrents </text:span><text:span text:style-name="T39">(</text:span><text:span text:style-name="T36">that might not even hold up on </text:span><text:span text:style-name="T37">their</text:span><text:span text:style-name="T36"> own if tested, but will probably tip the balance in your favor). </text:span><text:span text:style-name="T39">Their primary vulnerability is</text:span><text:span text:style-name="T36"> </text:span><text:span text:style-name="T39">actually to</text:span><text:span text:style-name="T36"> heavy armor and artillery. </text:span><text:span text:style-name="T37">They are not designed for causing single target damage, so when stacked against an opponent </text:span><text:span text:style-name="T163">of</text:span><text:span text:style-name="T37"> a similar weight class Octoligos struggle. Worse, if they are hit hard enough at just the right moment, a part of that 1200 HP might prove illusory.<text:line-break/><text:tab/></text:span><text:span text:style-name="T38">Consequently, knowing when and how to retreat is key to getting good value</text:span><text:span text:style-name="T37">.</text:span><text:span text:style-name="T36"> </text:span><text:span text:style-name="T35">The Octoligo’s skip isn’t so cheap that you can use it on a lark, but you should </text:span><text:span text:style-name="T37">absolutely </text:span><text:span text:style-name="T35">use it to initiate attack</text:span><text:span text:style-name="T163">s</text:span><text:span text:style-name="T35"> or </text:span><text:span text:style-name="T37">when needing to escape</text:span><text:span text:style-name="T35">. </text:span><text:span text:style-name="T38">Play </text:span><text:span text:style-name="T39">with </text:span><text:span text:style-name="T38">this in mind and you will find the Octoligo a potent trench buster.</text:span></text:p>
            </text:list-item>
            <text:list-item>
              <text:p text:style-name="P114"><text:span text:style-name="T14">Very </text:span><text:span text:style-name="T11">Strong vs: </text:span><text:span text:style-name="T37">Air Superiority Aircraft, </text:span><text:span text:style-name="T38">Light Bombers</text:span><text:span text:style-name="T11">, </text:span><text:span text:style-name="T12">SOPs, </text:span><text:span text:style-name="T38">Marines,</text:span><text:span text:style-name="T14"> </text:span><text:span text:style-name="T37">Sepis</text:span><text:span text:style-name="T11">, </text:span><text:span text:style-name="T14">ATHCs</text:span></text:p>
            </text:list-item>
            <text:list-item>
              <text:p text:style-name="P115"><text:span text:style-name="T17">Strong vs: </text:span><text:span text:style-name="T38">Heavy</text:span><text:span text:style-name="T37"> Bombers, </text:span><text:span text:style-name="T13">Octo</text:span><text:span text:style-name="T14">s</text:span></text:p>
            </text:list-item>
            <text:list-item>
              <text:p text:style-name="P114"><text:span text:style-name="T11">Weak vs: </text:span><text:span text:style-name="T34">MARs, Octo</text:span><text:span text:style-name="T13">pods, </text:span><text:span text:style-name="T37">Pharoligos, </text:span><text:span text:style-name="T34">Upgraded Pharopods, Beam Tanks</text:span><text:span text:style-name="T5"><text:line-break/></text:span></text:p>
            </text:list-item>
          </text:list>
        </text:list-item>
        <text:list-item>
          <text:p text:style-name="P116"><text:span text:style-name="T20">Sepi</text:span><text:span text:style-name="T164">ligo</text:span> – <text:span text:style-name="T14">A </text:span><text:span text:style-name="T20">fast </text:span><text:span text:style-name="T164">and tough </text:span><text:span text:style-name="T20">air-</text:span><text:span text:style-name="T164">supremacy</text:span><text:span text:style-name="T20"> </text:span><text:span text:style-name="T164">gunship with gun</text:span><text:span text:style-name="T167">s</text:span><text:span text:style-name="T164"> that gets faster for staying still</text:span>.</text:p>
          <text:list>
            <text:list-item>
              <text:p text:style-name="P131">When a Sepiligo arrives on the scene, it brings <text:span text:style-name="T165">with it</text:span> a lethargic attack rate and <text:span text:style-name="T165">un-</text:span>intimidating dps. <text:span text:style-name="T165">However the longer the Sepiligo stays stationary the more its attack rate will ramp up. While it waits, its large health pool, aggressive HP regeneration, </text:span><text:span text:style-name="T167">and the option to flee across the map at a moment’s notice</text:span><text:span text:style-name="T165"> keep it safe. Fully charged up it is very dangerous, betrayed only by high cost and strict </text:span><text:span text:style-name="T166">situationality.</text:span><text:span text:style-name="T165"> The apparent ability of Sepiligos to get stronger with punishment earned them the nick name </text:span><text:span text:style-name="T167">of </text:span><text:span text:style-name="T165">Hydra. </text:span></text:p>
            </text:list-item>
            <text:list-item>
              <text:p text:style-name="P116">Tactics: <text:span text:style-name="T164">A</text:span> Sepiligo is Grekim’s ultimate air superiority asset. <text:span text:style-name="T166">Once f</text:span>ully charged there is little in the air that can stand up to it. <text:span text:style-name="T165">Even some T1 ground-based anti air should think twice before tangling</text:span>. However, in its unprepared state the Sepiligo is vulnerable. Thus the challenge is how to force an engagement without making the Sepiligo move. Chronoporting is the preferred solution to this conundrum. <text:span text:style-name="T167">T</text:span>he Sepiligo will emerge in the past fully charged, and its prey will not have the chrono-energy to escape. </text:p>
            </text:list-item>
            <text:list-item>
              <text:p text:style-name="P116">Very Strong vs: Lancers, Tornades, Un-Upgraded Pharoligos, Octopods</text:p>
            </text:list-item>
            <text:list-item>
              <text:p text:style-name="P116">Strong When Charged vs: Frigates, Sepipods, Sepis, Mechs, Beam Tanks</text:p>
            </text:list-item>
            <text:list-item>
              <text:p text:style-name="P116">Weak vs: Octoligos, Todaros</text:p>
              <text:p text:style-name="P116"/>
            </text:list-item>
          </text:list>
        </text:list-item>
      </text:list>
      <text:p text:style-name="P58"/>
      <text:list xml:id="list164732370081980" text:continue-numbering="true" text:style-name="L7">
        <text:list-item>
          <text:p text:style-name="P138"><text:span text:style-name="T25">Pharo</text:span><text:span text:style-name="T39">ligo </text:span>– <text:span text:style-name="T39">A flying artillery barrage tied to a lead anchor.</text:span></text:p>
          <text:list>
            <text:list-item>
              <text:p text:style-name="P117"><text:span text:style-name="T40">A </text:span><text:span text:style-name="T25">Pharo</text:span><text:span text:style-name="T39">ligo </text:span><text:span text:style-name="T40">is how Grekim do artillery support. </text:span><text:span text:style-name="T42">This biological </text:span><text:span text:style-name="T163">airborne</text:span><text:span text:style-name="T42"> gunship fires long ranged, slow moving projectile</text:span><text:span text:style-name="T43">s</text:span><text:span text:style-name="T42"> that detonate in a large AOE on impact</text:span><text:span text:style-name="T40">. </text:span><text:span text:style-name="T42">This weapon can target ground units only and the amount of damage depends on the </text:span><text:span text:style-name="T25">Pharo</text:span><text:span text:style-name="T39">ligo’</text:span><text:span text:style-name="T41">s </text:span><text:span text:style-name="T42">attack state</text:span><text:span text:style-name="T40">. </text:span><text:span text:style-name="T25">Pharo</text:span><text:span text:style-name="T39">ligo</text:span><text:span text:style-name="T41">s have a </text:span><text:span text:style-name="T42">resting</text:span><text:span text:style-name="T41"> state and a </text:span><text:span text:style-name="T42">moving</text:span><text:span text:style-name="T41"> state that they swap between depending whether on not they have moved recently. In the </text:span><text:span text:style-name="T42">resting</text:span><text:span text:style-name="T41"> state </text:span><text:span text:style-name="T42">the </text:span><text:span text:style-name="T25">Pharo</text:span><text:span text:style-name="T39">ligo </text:span><text:span text:style-name="T42">is almost immobil</text:span><text:span text:style-name="T43">ized</text:span><text:span text:style-name="T42">, but its attack has a larger splash radius and it is temporarily TSSed after firing. </text:span><text:span text:style-name="T41">In the </text:span><text:span text:style-name="T42">moving</text:span><text:span text:style-name="T41"> state </text:span><text:span text:style-name="T43">it can hover around at the same speed as </text:span><text:span text:style-name="T44">a </text:span><text:span text:style-name="T43">CESO Beam Tank, but its attack strength and HP are halved. </text:span><text:span text:style-name="T44">The transition between these states takes a long time.</text:span></text:p>
            </text:list-item>
            <text:list-item>
              <text:p text:style-name="P118"><text:span text:style-name="T15">Upgrades: </text:span><text:span text:style-name="T40">Researching Weapons tech or Specials tech gives </text:span><text:span text:style-name="T25">Pharo</text:span><text:span text:style-name="T39">ligo</text:span><text:span text:style-name="T40">s a Temporal Disruption Beam. Targeting a </text:span><text:span text:style-name="T164">valid </text:span><text:span text:style-name="T163">ground </text:span><text:span text:style-name="T40">unit </text:span><text:span text:style-name="T163">or structure</text:span><text:span text:style-name="T40"> within range, it will unfailingly kill </text:span><text:span text:style-name="T164">the </text:span><text:span text:style-name="T40">target for the cost of </text:span><text:span text:style-name="T41">200 </text:span><text:span text:style-name="T40">QP and </text:span><text:span text:style-name="T41">30 out of 40 </text:span><text:span text:style-name="T40">Energy</text:span><text:span text:style-name="T25">. </text:span><text:span text:style-name="T163">Against air </text:span><text:span text:style-name="T164">targets</text:span><text:span text:style-name="T163"> it had an added delay during which the </text:span><text:span text:style-name="T164">victim</text:span><text:span text:style-name="T163"> can escape, but it</text:span><text:span text:style-name="T166">s sting is equally</text:span><text:span text:style-name="T163"> lethal</text:span><text:span text:style-name="T25">. <text:s/></text:span><text:span text:style-name="T41">This gave the </text:span><text:span text:style-name="T25">Pharo</text:span><text:span text:style-name="T39">ligo </text:span><text:span text:style-name="T41">its nick-</text:span><text:span text:style-name="T25">name “</text:span><text:span text:style-name="T41">Medusa.”</text:span></text:p>
            </text:list-item>
            <text:list-item>
              <text:p text:style-name="P119">Tactics: <text:span text:style-name="T44">Pharoligos are strongest when parked over a cliff or void and firing away into a choke point, preferably while also surrounded by friendly anti-air units</text:span><text:span text:style-name="T29">. </text:span><text:span text:style-name="T44">In resting state they have enough HP to trade some hits but are almost powerless to flee; </text:span><text:span text:style-name="T45">in the </text:span><text:span text:style-name="T42">moving</text:span><text:span text:style-name="T41"> state </text:span><text:span text:style-name="T45">they are more mobile, but not enough to escape most air units, and they lack the HP to get away in any case. So the wining strategy is to avoid </text:span><text:span text:style-name="T46">serious </text:span><text:span text:style-name="T45">danger entirely. If a Grekim play</text:span><text:span text:style-name="T164">er</text:span><text:span text:style-name="T45"> can do this, </text:span><text:span text:style-name="T166">it</text:span><text:span text:style-name="T45"> will get a gunship that can out range and out fight almost any ground unit... at least until it needs to move.<text:line-break/><text:tab/></text:span><text:span text:style-name="T46">When a resting </text:span><text:span text:style-name="T25">Pharo</text:span><text:span text:style-name="T39">ligo </text:span><text:span text:style-name="T46">does need to reposition it can use skip teleportation to avoid the delay of changing states. This is not cheap, but it makes the unit much more versatile. </text:span><text:span text:style-name="T166">The </text:span><text:span text:style-name="T40">Disruption Beam </text:span><text:span text:style-name="T166">upgrade gives them an extra option for slaying ultra heavy tanks. (Intriguingly there is some evidence that this might be an adaptation for an arms race against Octoligos. Perhaps Grekim are not as unified as they appear.)</text:span></text:p>
            </text:list-item>
            <text:list-item>
              <text:p text:style-name="P120"><text:span text:style-name="T14">Very </text:span><text:span text:style-name="T11">Strong vs: </text:span><text:span text:style-name="T46">Turrets, Reaphs, Buildings, </text:span><text:span text:style-name="T47">Sops, Mechs, Marines,</text:span><text:span text:style-name="T46"> Sepis, Pharos, Octopods, </text:span><text:span text:style-name="T47">Beam Tanks</text:span></text:p>
            </text:list-item>
            <text:list-item>
              <text:p text:style-name="P121"><text:span text:style-name="T11">Weak vs: <text:s/></text:span><text:span text:style-name="T37">Air Superiority Aircraft, </text:span><text:span text:style-name="T46">Octoligos</text:span></text:p>
            </text:list-item>
          </text:list>
        </text:list-item>
      </text:list>
      <text:p text:style-name="P35"/>
      <text:list xml:id="list164730993214764" text:continue-numbering="true" text:style-name="L7">
        <text:list-item>
          <text:p text:style-name="P122"><text:span text:style-name="T167">Spider Probe</text:span> – <text:span text:style-name="T167">Disposable high speed scout/upgradable suicide bomb</text:span></text:p>
          <text:list>
            <text:list-item>
              <text:p text:style-name="P122"><text:span text:style-name="T170">A </text:span><text:span text:style-name="T167">Spider Probe </text:span><text:span text:style-name="T170">is</text:span><text:span text:style-name="T167"> </text:span><text:span text:style-name="T170">spawned</text:span><text:span text:style-name="T167"> by sacrificing HP from a Guardian. Pharos can also make them </text:span><text:span text:style-name="T168">with their HP</text:span><text:span text:style-name="T167"> after getting Specials Tech. The </text:span><text:span text:style-name="T168">Probes</text:span><text:span text:style-name="T167"> have a </text:span><text:span text:style-name="T170">time-</text:span><text:span text:style-name="T167">limited life span and just enough HP to die in one hit </text:span><text:span text:style-name="T170">from just about anything</text:span><text:span text:style-name="T167">. </text:span><text:span text:style-name="T171">They lack the ability to teleport of chronoport</text:span><text:span text:style-name="T167">. </text:span><text:span text:style-name="T168">However they can skitter around at high speed as scouts, and even keep going for a few extra seconds before exploding when they are hit. Since they cost no QP, this is a good deal.</text:span></text:p>
            </text:list-item>
            <text:list-item>
              <text:p text:style-name="P123"><text:span text:style-name="T15">Upgrades: </text:span><text:span text:style-name="T167">Specials Tech </text:span><text:span text:style-name="T168">lets Spider Probes self destruct in a suicide attack with a nasty AOE radius</text:span>.</text:p>
            </text:list-item>
            <text:list-item>
              <text:p text:style-name="P122">Tactics: <text:span text:style-name="T168">The Probes are good scouts for situations where any other scout would die, but not scouting won’t do. As suicide bombs they give Pharos a strong stand-off range attack </text:span><text:span text:style-name="T169">against infantry and light vehicles.</text:span></text:p>
            </text:list-item>
            <text:list-item>
              <text:p text:style-name="P122"><text:span text:style-name="T11">Strong </text:span><text:span text:style-name="T178">with upgrade</text:span><text:span text:style-name="T11"> vs: </text:span><text:span text:style-name="T168">Marines, SOPs, Sepis</text:span><text:span text:style-name="T11">, </text:span><text:span text:style-name="T168">Octopods</text:span></text:p>
            </text:list-item>
            <text:list-item>
              <text:p text:style-name="P122"><text:span text:style-name="T13">Very </text:span><text:span text:style-name="T11">Weak vs: </text:span><text:span text:style-name="T168">Everything…</text:span></text:p>
            </text:list-item>
          </text:list>
        </text:list-item>
      </text:list>
      <text:p text:style-name="P36"><text:soft-page-break/></text:p>
      <text:list xml:id="list164731358609465" text:continue-numbering="true" text:style-name="L7">
        <text:list-item>
          <text:p text:style-name="P124"><text:span text:style-name="T169">Todaro</text:span> – <text:span text:style-name="T169">Limited lifespan melee air superiority micro fighter-bomber.</text:span></text:p>
          <text:list>
            <text:list-item>
              <text:p text:style-name="P125"><text:span text:style-name="T169">Todaros can be spawned </text:span><text:span text:style-name="T170">in pairs </text:span><text:span text:style-name="T169">from Mounds (that have not researched a technology—excepting Adv Str—yet). They are fast, low HP aircraft, with </text:span><text:span text:style-name="T170">time</text:span><text:span text:style-name="T169"> limited lifespans. </text:span><text:span text:style-name="T171">They lack the ability to teleport o</text:span><text:span text:style-name="T178">r</text:span><text:span text:style-name="T171"> chronoport</text:span><text:span text:style-name="T167">. </text:span><text:span text:style-name="T169">Against ground targets they have a </text:span><text:span text:style-name="T178">small </text:span><text:span text:style-name="T169">splashing </text:span><text:span text:style-name="T174">anti-matter</text:span><text:span text:style-name="T169"> attack that causes severe fatigue damage </text:span><text:span text:style-name="T170">to them</text:span><text:span text:style-name="T178">selves</text:span><text:span text:style-name="T169">. A</text:span><text:span text:style-name="T172">gainst a</text:span><text:span text:style-name="T169">ir targets they fight at melee range with zero-fatigue single-target energy bursts. If killed while attacking an air unit, they focus their explosion into their target for substantial bonus damage.</text:span></text:p>
            </text:list-item>
            <text:list-item>
              <text:p text:style-name="P124">Tactics: <text:span text:style-name="T170">Todaros can be rushed out in the early game as cheap scouts and raiders, but where they really excel is in the late game as anti-armor air supremacy suicide fighters.</text:span></text:p>
            </text:list-item>
            <text:list-item>
              <text:p text:style-name="P124"><text:span text:style-name="T11">Strong vs: </text:span><text:span text:style-name="T170">Pharoligos, Cruisers, </text:span><text:span text:style-name="T171">Tornades,</text:span><text:span text:style-name="T170"> Sepipods, Frigates, Sepiligos, SOPs</text:span></text:p>
            </text:list-item>
            <text:list-item>
              <text:p text:style-name="P126"><text:span text:style-name="T11">Weak vs: </text:span><text:span text:style-name="T170">Beam Tanks, Mechs, Sepis, </text:span><text:span text:style-name="T171">Marines, </text:span><text:span text:style-name="T170">Lancers</text:span></text:p>
            </text:list-item>
          </text:list>
        </text:list-item>
      </text:list>
      <text:p text:style-name="P2"/>
      <text:list xml:id="list164732578226010" text:continue-numbering="true" text:style-name="L7">
        <text:list-item>
          <text:p text:style-name="P127"><text:span text:style-name="T173">Guardian</text:span> – <text:span text:style-name="T14">A </text:span><text:span text:style-name="T173">non-Achron-type Keeper that fights and produces resources.</text:span></text:p>
          <text:list>
            <text:list-item>
              <text:p text:style-name="P128"><text:span text:style-name="T173">The Guardian produces Periodic injections of QP and Power for their player during the first several minutes of its life. It can also use its energy to perform a gradual conversion process to change LC in QP. </text:span><text:span text:style-name="T174">On the other hand, when left at full energy, the Guardian enjoys rapid HP regeneration even in combat. Unfortunately its max HP is unusually low for a unit of its size. In combat they use long range anti-matter-projectile attacks with decent dps against both ground a</text:span><text:span text:style-name="T175">nd</text:span><text:span text:style-name="T174"> air targets. </text:span><text:span text:style-name="T175">After a minute in the game they gain the ability to spawn Spider Probes using their HP. </text:span><text:span text:style-name="T173">Grekim get only </text:span><text:span text:style-name="T176">one </text:span><text:span text:style-name="T173">Guardian </text:span><text:span text:style-name="T176">per species selector</text:span><text:span text:style-name="T173"> and cannot replace it if it dies.</text:span></text:p>
            </text:list-item>
            <text:list-item>
              <text:p text:style-name="P127">Tactics: <text:span text:style-name="T175">A guardian is a durable ground-and-air dps support asset for Grekim’s early and mid game if they decide to use it that way. It is best kept behind </text:span><text:span text:style-name="T178">a</text:span><text:span text:style-name="T175"> tank, </text:span><text:span text:style-name="T178">like a Pharo or Octopod,</text:span><text:span text:style-name="T175"> in </text:span><text:span text:style-name="T178">a</text:span><text:span text:style-name="T175"> group</text:span><text:span text:style-name="T178">ing</text:span><text:span text:style-name="T175"> with Sepis, which fill a similar combat role. <text:s/>Alternatively it might be more valuable if preserved for its economic utility.</text:span></text:p>
            </text:list-item>
            <text:list-item>
              <text:p text:style-name="P129"><text:span text:style-name="T17">Strong vs: </text:span><text:span text:style-name="T176">Lancers, Sepipods, Frigates, Sepis, SOPs</text:span></text:p>
            </text:list-item>
            <text:list-item>
              <text:p text:style-name="P129"><text:span text:style-name="T11">Weak vs: </text:span><text:span text:style-name="T12">Pharo</text:span><text:span text:style-name="T13">pods, Tornades, </text:span><text:span text:style-name="T176">Octopods, T3 Units, Beam Tanks, MARs, ATHCs</text:span></text:p>
            </text:list-item>
          </text:list>
        </text:list-item>
      </text:list>
      <text:p text:style-name="P37"/>
      <text:list xml:id="list164731009672971" text:continue-numbering="true" text:style-name="L7">
        <text:list-item>
          <text:p text:style-name="P127"><text:span text:style-name="T173">Elder</text:span> – <text:span text:style-name="T14">A</text:span><text:span text:style-name="T173">n Achron-type Keeper that fights and produces resources.</text:span></text:p>
          <text:list>
            <text:list-item>
              <text:p text:style-name="P128"><text:span text:style-name="T173">The </text:span><text:span text:style-name="T175">Elder is another Keeper almost identical to the</text:span><text:span text:style-name="T173"> Guardian. </text:span><text:span text:style-name="T175">However it is an Achron (you) and thus cannot be permanently killed, only disabled for a time. </text:span><text:span text:style-name="T176">It can also recover units and structures that have been frozen or otherwise afflicted, for the cost of QP</text:span><text:span text:style-name="T175">. The tradeoff for this extra resilience is less resource production in the early game and the inability to spawn Spider Probes. Otherwise </text:span><text:span text:style-name="T176">it is the same as the Guardian.</text:span></text:p>
            </text:list-item>
            <text:list-item>
              <text:p text:style-name="P129"><text:span text:style-name="T17">Strong vs: </text:span><text:span text:style-name="T176">Lancers, Sepipods, Frigates, Sepis, SOPs</text:span></text:p>
            </text:list-item>
            <text:list-item>
              <text:p text:style-name="P129"><text:span text:style-name="T11">Weak vs: </text:span><text:span text:style-name="T12">Pharo</text:span><text:span text:style-name="T13">pods, Tornades, </text:span><text:span text:style-name="T176">Octopods, T3 Units, Beam Tanks, MARs, ATHCs</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6T09:17:13.075000000</meta:creation-date>
    <dc:date>2021-11-29T16:47:30.292000000</dc:date>
    <meta:editing-duration>PT2H50M39S</meta:editing-duration>
    <meta:editing-cycles>26</meta:editing-cycles>
    <meta:generator>LibreOffice/7.0.0.3$Windows_X86_64 LibreOffice_project/8061b3e9204bef6b321a21033174034a5e2ea88e</meta:generator>
    <meta:document-statistic meta:table-count="0" meta:image-count="0" meta:object-count="0" meta:page-count="15" meta:paragraph-count="171" meta:word-count="7288" meta:character-count="43806" meta:non-whitespace-character-count="36736"/>
  </office:meta>
</office:document-meta>
</file>